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09" table:default-cell-style-name="Default"/>
        <table:table-row table:style-name="ro1">
          <table:table-cell table:style-name="ce1" office:value-type="percentage" office:value="0">
            <text:p>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52">
            <text:p>52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345">
            <text:p>345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float" office:value="86">
            <text:p>86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269">
            <text:p>26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227">
            <text:p>227</text:p>
          </table:table-cell>
          <table:table-cell office:value-type="float" office:value="118">
            <text:p>118</text:p>
          </table:table-cell>
          <table:table-cell office:value-type="float" office:value="338">
            <text:p>338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494">
            <text:p>494</text:p>
          </table:table-cell>
          <table:table-cell office:value-type="float" office:value="123">
            <text:p>12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173">
            <text:p>173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Fuel 0</text:p>
          </table:table-cell>
          <table:table-cell office:value-type="float" office:value="45.0871741069">
            <text:p>45,0871741069</text:p>
          </table:table-cell>
          <table:table-cell office:value-type="float" office:value="44.2270378208">
            <text:p>44,2270378208</text:p>
          </table:table-cell>
          <table:table-cell office:value-type="float" office:value="96.5821807524">
            <text:p>96,5821807524</text:p>
          </table:table-cell>
          <table:table-cell office:value-type="float" office:value="49.5909576948">
            <text:p>49,5909576948</text:p>
          </table:table-cell>
          <table:table-cell office:value-type="float" office:value="140.385501334">
            <text:p>140,385501334</text:p>
          </table:table-cell>
          <table:table-cell office:value-type="float" office:value="79.3959200112">
            <text:p>79,3959200112</text:p>
          </table:table-cell>
          <table:table-cell office:value-type="float" office:value="119.834210053">
            <text:p>119,834210053</text:p>
          </table:table-cell>
          <table:table-cell office:value-type="float" office:value="69.9462329652">
            <text:p>69,9462329652</text:p>
          </table:table-cell>
          <table:table-cell office:value-type="float" office:value="115.244471794">
            <text:p>115,244471794</text:p>
          </table:table-cell>
          <table:table-cell office:value-type="float" office:value="39.8027704929">
            <text:p>39,8027704929</text:p>
          </table:table-cell>
          <table:table-cell office:value-type="float" office:value="83.3144417578">
            <text:p>83,3144417578</text:p>
          </table:table-cell>
          <table:table-cell office:value-type="float" office:value="40.9706655917">
            <text:p>40,9706655917</text:p>
          </table:table-cell>
          <table:table-cell office:value-type="float" office:value="90.8592005614">
            <text:p>90,8592005614</text:p>
          </table:table-cell>
          <table:table-cell office:value-type="float" office:value="75.6758452583">
            <text:p>75,6758452583</text:p>
          </table:table-cell>
          <table:table-cell office:value-type="float" office:value="49.387821581">
            <text:p>49,387821581</text:p>
          </table:table-cell>
          <table:table-cell office:value-type="float" office:value="108.965076965">
            <text:p>108,965076965</text:p>
          </table:table-cell>
          <table:table-cell office:value-type="float" office:value="80.1621455661">
            <text:p>80,1621455661</text:p>
          </table:table-cell>
          <table:table-cell office:value-type="float" office:value="129.071030556">
            <text:p>129,071030556</text:p>
          </table:table-cell>
          <table:table-cell office:value-type="float" office:value="112.092778541">
            <text:p>112,092778541</text:p>
          </table:table-cell>
          <table:table-cell office:value-type="float" office:value="45.2686324274">
            <text:p>45,2686324274</text:p>
          </table:table-cell>
          <table:table-cell office:value-type="float" office:value="162.6292859">
            <text:p>162,6292859</text:p>
          </table:table-cell>
          <table:table-cell office:value-type="float" office:value="100.72077384">
            <text:p>100,72077384</text:p>
          </table:table-cell>
          <table:table-cell office:value-type="float" office:value="122.802024192">
            <text:p>122,802024192</text:p>
          </table:table-cell>
          <table:table-cell office:value-type="float" office:value="115.099896092">
            <text:p>115,099896092</text:p>
          </table:table-cell>
          <table:table-cell office:value-type="float" office:value="55.0553987035">
            <text:p>55,0553987035</text:p>
          </table:table-cell>
          <table:table-cell office:value-type="float" office:value="75.5234562524">
            <text:p>75,5234562524</text:p>
          </table:table-cell>
          <table:table-cell office:value-type="float" office:value="80.9368289042">
            <text:p>80,9368289042</text:p>
          </table:table-cell>
          <table:table-cell office:value-type="float" office:value="130.602395273">
            <text:p>130,602395273</text:p>
          </table:table-cell>
          <table:table-cell office:value-type="float" office:value="98.286690655">
            <text:p>98,286690655</text:p>
          </table:table-cell>
          <table:table-cell office:value-type="float" office:value="103.906147537">
            <text:p>103,906147537</text:p>
          </table:table-cell>
          <table:table-cell office:value-type="float" office:value="143.20946986">
            <text:p>143,20946986</text:p>
          </table:table-cell>
          <table:table-cell office:value-type="float" office:value="49.5918392186">
            <text:p>49,5918392186</text:p>
          </table:table-cell>
          <table:table-cell office:value-type="float" office:value="115.949514447">
            <text:p>115,949514447</text:p>
          </table:table-cell>
          <table:table-cell office:value-type="float" office:value="144.761419502">
            <text:p>144,761419502</text:p>
          </table:table-cell>
          <table:table-cell office:value-type="float" office:value="46.1620536923">
            <text:p>46,1620536923</text:p>
          </table:table-cell>
          <table:table-cell office:value-type="float" office:value="180.026455026">
            <text:p>180,026455026</text:p>
          </table:table-cell>
          <table:table-cell office:value-type="float" office:value="41.220539974">
            <text:p>41,220539974</text:p>
          </table:table-cell>
          <table:table-cell office:value-type="float" office:value="98.8004954338">
            <text:p>98,8004954338</text:p>
          </table:table-cell>
          <table:table-cell office:value-type="float" office:value="68.8589421583">
            <text:p>68,8589421583</text:p>
          </table:table-cell>
          <table:table-cell office:value-type="float" office:value="53.8631232105">
            <text:p>53,8631232105</text:p>
          </table:table-cell>
          <table:table-cell office:value-type="float" office:value="54.353244797">
            <text:p>54,353244797</text:p>
          </table:table-cell>
          <table:table-cell office:value-type="float" office:value="119.901049036">
            <text:p>119,901049036</text:p>
          </table:table-cell>
          <table:table-cell office:value-type="float" office:value="157.783296419">
            <text:p>157,783296419</text:p>
          </table:table-cell>
          <table:table-cell office:value-type="float" office:value="74.6756637461">
            <text:p>74,6756637461</text:p>
          </table:table-cell>
          <table:table-cell office:value-type="float" office:value="108.61883898">
            <text:p>108,61883898</text:p>
          </table:table-cell>
          <table:table-cell office:value-type="float" office:value="43.3840267635">
            <text:p>43,3840267635</text:p>
          </table:table-cell>
          <table:table-cell office:value-type="float" office:value="128.16094532">
            <text:p>128,16094532</text:p>
          </table:table-cell>
          <table:table-cell office:value-type="float" office:value="109.43695089">
            <text:p>109,43695089</text:p>
          </table:table-cell>
          <table:table-cell office:value-type="float" office:value="106.320742269">
            <text:p>106,320742269</text:p>
          </table:table-cell>
          <table:table-cell office:value-type="float" office:value="117.989874626">
            <text:p>117,989874626</text:p>
          </table:table-cell>
          <table:table-cell office:value-type="float" office:value="103.659214954">
            <text:p>103,659214954</text:p>
          </table:table-cell>
          <table:table-cell office:value-type="float" office:value="116.996081695">
            <text:p>116,996081695</text:p>
          </table:table-cell>
          <table:table-cell office:value-type="float" office:value="97.3477525332">
            <text:p>97,3477525332</text:p>
          </table:table-cell>
          <table:table-cell office:value-type="float" office:value="48.5548890023">
            <text:p>48,5548890023</text:p>
          </table:table-cell>
          <table:table-cell office:value-type="float" office:value="49.6996121052">
            <text:p>49,6996121052</text:p>
          </table:table-cell>
          <table:table-cell office:value-type="float" office:value="80.3146035522">
            <text:p>80,3146035522</text:p>
          </table:table-cell>
          <table:table-cell office:value-type="float" office:value="158.3027512">
            <text:p>158,3027512</text:p>
          </table:table-cell>
          <table:table-cell office:value-type="float" office:value="64.7297316907">
            <text:p>64,7297316907</text:p>
          </table:table-cell>
          <table:table-cell office:value-type="float" office:value="144.372828686">
            <text:p>144,372828686</text:p>
          </table:table-cell>
          <table:table-cell office:value-type="float" office:value="122.839552569">
            <text:p>122,839552569</text:p>
          </table:table-cell>
          <table:table-cell office:value-type="float" office:value="88.1482016202">
            <text:p>88,1482016202</text:p>
          </table:table-cell>
          <table:table-cell office:value-type="float" office:value="132.633509677">
            <text:p>132,633509677</text:p>
          </table:table-cell>
          <table:table-cell office:value-type="float" office:value="96.5320556451">
            <text:p>96,5320556451</text:p>
          </table:table-cell>
          <table:table-cell office:value-type="float" office:value="46.4848021071">
            <text:p>46,4848021071</text:p>
          </table:table-cell>
          <table:table-cell office:value-type="float" office:value="142.227772493">
            <text:p>142,227772493</text:p>
          </table:table-cell>
          <table:table-cell office:value-type="float" office:value="43.3917684255">
            <text:p>43,3917684255</text:p>
          </table:table-cell>
          <table:table-cell office:value-type="float" office:value="114.132256498">
            <text:p>114,132256498</text:p>
          </table:table-cell>
          <table:table-cell office:value-type="float" office:value="113.901886767">
            <text:p>113,901886767</text:p>
          </table:table-cell>
          <table:table-cell office:value-type="float" office:value="74.9702573537">
            <text:p>74,9702573537</text:p>
          </table:table-cell>
          <table:table-cell office:value-type="float" office:value="81.0113103358">
            <text:p>81,0113103358</text:p>
          </table:table-cell>
          <table:table-cell office:value-type="float" office:value="155.101725569">
            <text:p>155,101725569</text:p>
          </table:table-cell>
          <table:table-cell office:value-type="float" office:value="111.065448958">
            <text:p>111,065448958</text:p>
          </table:table-cell>
          <table:table-cell office:value-type="float" office:value="88.1932841747">
            <text:p>88,1932841747</text:p>
          </table:table-cell>
          <table:table-cell office:value-type="float" office:value="53.0579018826">
            <text:p>53,0579018826</text:p>
          </table:table-cell>
          <table:table-cell office:value-type="float" office:value="89.9854195789">
            <text:p>89,9854195789</text:p>
          </table:table-cell>
          <table:table-cell office:value-type="float" office:value="77.097621506">
            <text:p>77,097621506</text:p>
          </table:table-cell>
          <table:table-cell office:value-type="float" office:value="183.571058091">
            <text:p>183,571058091</text:p>
          </table:table-cell>
          <table:table-cell office:value-type="float" office:value="138.384892835">
            <text:p>138,384892835</text:p>
          </table:table-cell>
          <table:table-cell office:value-type="float" office:value="185.871033968">
            <text:p>185,871033968</text:p>
          </table:table-cell>
          <table:table-cell office:value-type="float" office:value="41.5343695038">
            <text:p>41,5343695038</text:p>
          </table:table-cell>
          <table:table-cell office:value-type="float" office:value="115.969920513">
            <text:p>115,969920513</text:p>
          </table:table-cell>
          <table:table-cell office:value-type="float" office:value="72.5261702101">
            <text:p>72,5261702101</text:p>
          </table:table-cell>
          <table:table-cell office:value-type="float" office:value="86.8921166328">
            <text:p>86,8921166328</text:p>
          </table:table-cell>
          <table:table-cell office:value-type="float" office:value="79.8881854365">
            <text:p>79,8881854365</text:p>
          </table:table-cell>
          <table:table-cell office:value-type="float" office:value="155.84985449">
            <text:p>155,84985449</text:p>
          </table:table-cell>
          <table:table-cell office:value-type="float" office:value="114.941966461">
            <text:p>114,941966461</text:p>
          </table:table-cell>
          <table:table-cell office:value-type="float" office:value="65.9338089857">
            <text:p>65,9338089857</text:p>
          </table:table-cell>
          <table:table-cell office:value-type="float" office:value="92.1302514833">
            <text:p>92,1302514833</text:p>
          </table:table-cell>
          <table:table-cell office:value-type="float" office:value="71.2777967431">
            <text:p>71,2777967431</text:p>
          </table:table-cell>
          <table:table-cell office:value-type="float" office:value="47.0809459343">
            <text:p>47,0809459343</text:p>
          </table:table-cell>
          <table:table-cell office:value-type="float" office:value="51.409538947">
            <text:p>51,409538947</text:p>
          </table:table-cell>
          <table:table-cell office:value-type="float" office:value="181.841975218">
            <text:p>181,841975218</text:p>
          </table:table-cell>
          <table:table-cell office:value-type="float" office:value="127.53443645">
            <text:p>127,53443645</text:p>
          </table:table-cell>
          <table:table-cell office:value-type="float" office:value="75.32214876">
            <text:p>75,32214876</text:p>
          </table:table-cell>
          <table:table-cell office:value-type="float" office:value="79.2736896909">
            <text:p>79,2736896909</text:p>
          </table:table-cell>
          <table:table-cell office:value-type="float" office:value="137.851946285">
            <text:p>137,851946285</text:p>
          </table:table-cell>
          <table:table-cell office:value-type="float" office:value="121.640022907">
            <text:p>121,640022907</text:p>
          </table:table-cell>
          <table:table-cell office:value-type="float" office:value="136.628796406">
            <text:p>136,628796406</text:p>
          </table:table-cell>
          <table:table-cell office:value-type="float" office:value="57.4770063645">
            <text:p>57,4770063645</text:p>
          </table:table-cell>
          <table:table-cell office:value-type="float" office:value="115.630751379">
            <text:p>115,630751379</text:p>
          </table:table-cell>
          <table:table-cell office:value-type="float" office:value="129.76517986">
            <text:p>129,76517986</text:p>
          </table:table-cell>
          <table:table-cell office:value-type="float" office:value="119.193288384">
            <text:p>119,193288384</text:p>
          </table:table-cell>
          <table:table-cell office:value-type="float" office:value="53.7319651615">
            <text:p>53,7319651615</text:p>
          </table:table-cell>
          <table:table-cell office:value-type="float" office:value="79.4064721959">
            <text:p>79,4064721959</text:p>
          </table:table-cell>
          <table:table-cell office:value-type="float" office:value="86.5628736119">
            <text:p>86,5628736119</text:p>
          </table:table-cell>
          <table:table-cell office:value-type="float" office:value="131.341428665">
            <text:p>131,341428665</text:p>
          </table:table-cell>
          <table:table-cell office:value-type="float" office:value="55.8722894045">
            <text:p>55,8722894045</text:p>
          </table:table-cell>
          <table:table-cell office:value-type="float" office:value="73.3290316622">
            <text:p>73,3290316622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table:style-name="ce1" office:value-type="percentage" office:value="1">
            <text:p>10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05">
            <text:p>205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286">
            <text:p>286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  <table:table-cell office:value-type="float" office:value="191">
            <text:p>191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18">
            <text:p>11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32">
            <text:p>1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office:value-type="float" office:value="119">
            <text:p>119</text:p>
          </table:table-cell>
          <table:table-cell office:value-type="float" office:value="147">
            <text:p>147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247">
            <text:p>247</text:p>
          </table:table-cell>
          <table:table-cell office:value-type="float" office:value="128">
            <text:p>128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89">
            <text:p>189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Fuel 100</text:p>
          </table:table-cell>
          <table:table-cell office:value-type="float" office:value="61.8354543536">
            <text:p>61,8354543536</text:p>
          </table:table-cell>
          <table:table-cell office:value-type="float" office:value="50.1367326351">
            <text:p>50,1367326351</text:p>
          </table:table-cell>
          <table:table-cell office:value-type="float" office:value="132.94722887">
            <text:p>132,94722887</text:p>
          </table:table-cell>
          <table:table-cell office:value-type="float" office:value="77.6682269833">
            <text:p>77,6682269833</text:p>
          </table:table-cell>
          <table:table-cell office:value-type="float" office:value="195.530003691">
            <text:p>195,530003691</text:p>
          </table:table-cell>
          <table:table-cell office:value-type="float" office:value="106.8481315">
            <text:p>106,8481315</text:p>
          </table:table-cell>
          <table:table-cell office:value-type="float" office:value="127.613528615">
            <text:p>127,613528615</text:p>
          </table:table-cell>
          <table:table-cell office:value-type="float" office:value="120.014389476">
            <text:p>120,014389476</text:p>
          </table:table-cell>
          <table:table-cell office:value-type="float" office:value="156.412118173">
            <text:p>156,412118173</text:p>
          </table:table-cell>
          <table:table-cell office:value-type="float" office:value="66.3918931874">
            <text:p>66,3918931874</text:p>
          </table:table-cell>
          <table:table-cell office:value-type="float" office:value="105.898534239">
            <text:p>105,898534239</text:p>
          </table:table-cell>
          <table:table-cell office:value-type="float" office:value="76.5728705976">
            <text:p>76,5728705976</text:p>
          </table:table-cell>
          <table:table-cell office:value-type="float" office:value="128.620813081">
            <text:p>128,620813081</text:p>
          </table:table-cell>
          <table:table-cell office:value-type="float" office:value="120.85055236">
            <text:p>120,85055236</text:p>
          </table:table-cell>
          <table:table-cell office:value-type="float" office:value="66.1214748886">
            <text:p>66,1214748886</text:p>
          </table:table-cell>
          <table:table-cell office:value-type="float" office:value="119.884902507">
            <text:p>119,884902507</text:p>
          </table:table-cell>
          <table:table-cell office:value-type="float" office:value="102.969103983">
            <text:p>102,969103983</text:p>
          </table:table-cell>
          <table:table-cell office:value-type="float" office:value="197.6698817">
            <text:p>197,6698817</text:p>
          </table:table-cell>
          <table:table-cell office:value-type="float" office:value="133.599147124">
            <text:p>133,599147124</text:p>
          </table:table-cell>
          <table:table-cell office:value-type="float" office:value="59.3653114372">
            <text:p>59,3653114372</text:p>
          </table:table-cell>
          <table:table-cell office:value-type="float" office:value="207.718952717">
            <text:p>207,718952717</text:p>
          </table:table-cell>
          <table:table-cell office:value-type="float" office:value="147.556975559">
            <text:p>147,556975559</text:p>
          </table:table-cell>
          <table:table-cell office:value-type="float" office:value="173.110305803">
            <text:p>173,110305803</text:p>
          </table:table-cell>
          <table:table-cell office:value-type="float" office:value="199.849705635">
            <text:p>199,849705635</text:p>
          </table:table-cell>
          <table:table-cell office:value-type="float" office:value="68.6017321742">
            <text:p>68,6017321742</text:p>
          </table:table-cell>
          <table:table-cell office:value-type="float" office:value="123.233635643">
            <text:p>123,233635643</text:p>
          </table:table-cell>
          <table:table-cell office:value-type="float" office:value="106.785530878">
            <text:p>106,785530878</text:p>
          </table:table-cell>
          <table:table-cell office:value-type="float" office:value="180.325881271">
            <text:p>180,325881271</text:p>
          </table:table-cell>
          <table:table-cell office:value-type="float" office:value="174.333285988">
            <text:p>174,333285988</text:p>
          </table:table-cell>
          <table:table-cell office:value-type="float" office:value="178.816348812">
            <text:p>178,816348812</text:p>
          </table:table-cell>
          <table:table-cell office:value-type="float" office:value="192.68633965">
            <text:p>192,68633965</text:p>
          </table:table-cell>
          <table:table-cell office:value-type="float" office:value="89.9529826929">
            <text:p>89,9529826929</text:p>
          </table:table-cell>
          <table:table-cell office:value-type="float" office:value="141.132024592">
            <text:p>141,132024592</text:p>
          </table:table-cell>
          <table:table-cell office:value-type="float" office:value="142.373324814">
            <text:p>142,373324814</text:p>
          </table:table-cell>
          <table:table-cell office:value-type="float" office:value="58.4917007868">
            <text:p>58,4917007868</text:p>
          </table:table-cell>
          <table:table-cell office:value-type="float" office:value="235.528008315">
            <text:p>235,528008315</text:p>
          </table:table-cell>
          <table:table-cell office:value-type="float" office:value="66.4556843832">
            <text:p>66,4556843832</text:p>
          </table:table-cell>
          <table:table-cell office:value-type="float" office:value="135.261098998">
            <text:p>135,261098998</text:p>
          </table:table-cell>
          <table:table-cell office:value-type="float" office:value="86.2425412886">
            <text:p>86,2425412886</text:p>
          </table:table-cell>
          <table:table-cell office:value-type="float" office:value="90.3510620595">
            <text:p>90,3510620595</text:p>
          </table:table-cell>
          <table:table-cell office:value-type="float" office:value="83.1159916737">
            <text:p>83,1159916737</text:p>
          </table:table-cell>
          <table:table-cell office:value-type="float" office:value="138.965493853">
            <text:p>138,965493853</text:p>
          </table:table-cell>
          <table:table-cell office:value-type="float" office:value="176.805397839">
            <text:p>176,805397839</text:p>
          </table:table-cell>
          <table:table-cell office:value-type="float" office:value="128.259161558">
            <text:p>128,259161558</text:p>
          </table:table-cell>
          <table:table-cell office:value-type="float" office:value="156.808376865">
            <text:p>156,808376865</text:p>
          </table:table-cell>
          <table:table-cell office:value-type="float" office:value="69.3433929391">
            <text:p>69,3433929391</text:p>
          </table:table-cell>
          <table:table-cell office:value-type="float" office:value="188.32514925">
            <text:p>188,32514925</text:p>
          </table:table-cell>
          <table:table-cell office:value-type="float" office:value="174.45873208">
            <text:p>174,45873208</text:p>
          </table:table-cell>
          <table:table-cell office:value-type="float" office:value="160.05561548">
            <text:p>160,05561548</text:p>
          </table:table-cell>
          <table:table-cell office:value-type="float" office:value="105.603839396">
            <text:p>105,603839396</text:p>
          </table:table-cell>
          <table:table-cell office:value-type="float" office:value="197.601056612">
            <text:p>197,601056612</text:p>
          </table:table-cell>
          <table:table-cell office:value-type="float" office:value="175.305892679">
            <text:p>175,305892679</text:p>
          </table:table-cell>
          <table:table-cell office:value-type="float" office:value="104.380121922">
            <text:p>104,380121922</text:p>
          </table:table-cell>
          <table:table-cell office:value-type="float" office:value="51.5975480383">
            <text:p>51,5975480383</text:p>
          </table:table-cell>
          <table:table-cell office:value-type="float" office:value="81.2331287232">
            <text:p>81,2331287232</text:p>
          </table:table-cell>
          <table:table-cell office:value-type="float" office:value="122.491194338">
            <text:p>122,491194338</text:p>
          </table:table-cell>
          <table:table-cell office:value-type="float" office:value="230.861283709">
            <text:p>230,861283709</text:p>
          </table:table-cell>
          <table:table-cell office:value-type="float" office:value="84.4973063877">
            <text:p>84,4973063877</text:p>
          </table:table-cell>
          <table:table-cell office:value-type="float" office:value="216.620067882">
            <text:p>216,620067882</text:p>
          </table:table-cell>
          <table:table-cell office:value-type="float" office:value="130.227351592">
            <text:p>130,227351592</text:p>
          </table:table-cell>
          <table:table-cell office:value-type="float" office:value="111.289783481">
            <text:p>111,289783481</text:p>
          </table:table-cell>
          <table:table-cell office:value-type="float" office:value="181.446263143">
            <text:p>181,446263143</text:p>
          </table:table-cell>
          <table:table-cell office:value-type="float" office:value="157.735100739">
            <text:p>157,735100739</text:p>
          </table:table-cell>
          <table:table-cell office:value-type="float" office:value="58.8543092294">
            <text:p>58,8543092294</text:p>
          </table:table-cell>
          <table:table-cell office:value-type="float" office:value="179.506838503">
            <text:p>179,506838503</text:p>
          </table:table-cell>
          <table:table-cell office:value-type="float" office:value="65.9205388756">
            <text:p>65,9205388756</text:p>
          </table:table-cell>
          <table:table-cell office:value-type="float" office:value="131.207917871">
            <text:p>131,207917871</text:p>
          </table:table-cell>
          <table:table-cell office:value-type="float" office:value="160.585242356">
            <text:p>160,585242356</text:p>
          </table:table-cell>
          <table:table-cell office:value-type="float" office:value="117.717430672">
            <text:p>117,717430672</text:p>
          </table:table-cell>
          <table:table-cell office:value-type="float" office:value="124.037947299">
            <text:p>124,037947299</text:p>
          </table:table-cell>
          <table:table-cell office:value-type="float" office:value="191.444257716">
            <text:p>191,444257716</text:p>
          </table:table-cell>
          <table:table-cell office:value-type="float" office:value="187.899880428">
            <text:p>187,899880428</text:p>
          </table:table-cell>
          <table:table-cell office:value-type="float" office:value="155.187300401">
            <text:p>155,187300401</text:p>
          </table:table-cell>
          <table:table-cell office:value-type="float" office:value="81.8077674295">
            <text:p>81,8077674295</text:p>
          </table:table-cell>
          <table:table-cell office:value-type="float" office:value="122.784004217">
            <text:p>122,784004217</text:p>
          </table:table-cell>
          <table:table-cell office:value-type="float" office:value="127.895650331">
            <text:p>127,895650331</text:p>
          </table:table-cell>
          <table:table-cell office:value-type="float" office:value="227.070886695">
            <text:p>227,070886695</text:p>
          </table:table-cell>
          <table:table-cell office:value-type="float" office:value="171.27147921">
            <text:p>171,27147921</text:p>
          </table:table-cell>
          <table:table-cell office:value-type="float" office:value="208.826792572">
            <text:p>208,826792572</text:p>
          </table:table-cell>
          <table:table-cell office:value-type="float" office:value="58.9540539947">
            <text:p>58,9540539947</text:p>
          </table:table-cell>
          <table:table-cell office:value-type="float" office:value="174.921677589">
            <text:p>174,921677589</text:p>
          </table:table-cell>
          <table:table-cell office:value-type="float" office:value="94.798422719">
            <text:p>94,798422719</text:p>
          </table:table-cell>
          <table:table-cell office:value-type="float" office:value="178.379116968">
            <text:p>178,379116968</text:p>
          </table:table-cell>
          <table:table-cell office:value-type="float" office:value="100.755322309">
            <text:p>100,755322309</text:p>
          </table:table-cell>
          <table:table-cell office:value-type="float" office:value="235.456435333">
            <text:p>235,456435333</text:p>
          </table:table-cell>
          <table:table-cell office:value-type="float" office:value="167.956849573">
            <text:p>167,956849573</text:p>
          </table:table-cell>
          <table:table-cell office:value-type="float" office:value="154.255665683">
            <text:p>154,255665683</text:p>
          </table:table-cell>
          <table:table-cell office:value-type="float" office:value="132.458254884">
            <text:p>132,458254884</text:p>
          </table:table-cell>
          <table:table-cell office:value-type="float" office:value="126.714134745">
            <text:p>126,714134745</text:p>
          </table:table-cell>
          <table:table-cell office:value-type="float" office:value="70.0636042599">
            <text:p>70,0636042599</text:p>
          </table:table-cell>
          <table:table-cell office:value-type="float" office:value="68.2348226791">
            <text:p>68,2348226791</text:p>
          </table:table-cell>
          <table:table-cell office:value-type="float" office:value="200.902068602">
            <text:p>200,902068602</text:p>
          </table:table-cell>
          <table:table-cell office:value-type="float" office:value="183.78639942">
            <text:p>183,78639942</text:p>
          </table:table-cell>
          <table:table-cell office:value-type="float" office:value="108.811810063">
            <text:p>108,811810063</text:p>
          </table:table-cell>
          <table:table-cell office:value-type="float" office:value="157.572409173">
            <text:p>157,572409173</text:p>
          </table:table-cell>
          <table:table-cell office:value-type="float" office:value="226.75489758">
            <text:p>226,75489758</text:p>
          </table:table-cell>
          <table:table-cell office:value-type="float" office:value="182.540802052">
            <text:p>182,540802052</text:p>
          </table:table-cell>
          <table:table-cell office:value-type="float" office:value="183.962002887">
            <text:p>183,962002887</text:p>
          </table:table-cell>
          <table:table-cell office:value-type="float" office:value="88.3807568545">
            <text:p>88,3807568545</text:p>
          </table:table-cell>
          <table:table-cell office:value-type="float" office:value="185.005577371">
            <text:p>185,005577371</text:p>
          </table:table-cell>
          <table:table-cell office:value-type="float" office:value="115.407729225">
            <text:p>115,407729225</text:p>
          </table:table-cell>
          <table:table-cell office:value-type="float" office:value="180.661367695">
            <text:p>180,661367695</text:p>
          </table:table-cell>
          <table:table-cell office:value-type="float" office:value="86.3437058926">
            <text:p>86,3437058926</text:p>
          </table:table-cell>
          <table:table-cell office:value-type="float" office:value="95.2385593327">
            <text:p>95,2385593327</text:p>
          </table:table-cell>
          <table:table-cell office:value-type="float" office:value="109.629211921">
            <text:p>109,629211921</text:p>
          </table:table-cell>
          <table:table-cell office:value-type="float" office:value="211.382704272">
            <text:p>211,382704272</text:p>
          </table:table-cell>
          <table:table-cell office:value-type="float" office:value="105.183959426">
            <text:p>105,183959426</text:p>
          </table:table-cell>
          <table:table-cell office:value-type="float" office:value="106.414870215">
            <text:p>106,414870215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office:value-type="string">
            <text:p>Averages</text:p>
          </table:table-cell>
          <table:table-cell office:value-type="string">
            <text:p>Fuel</text:p>
          </table:table-cell>
          <table:table-cell office:value-type="string">
            <text:p>Time</text:p>
          </table:table-cell>
          <table:table-cell table:number-columns-repeated="106"/>
        </table:table-row>
        <table:table-row table:style-name="ro1">
          <table:table-cell office:value-type="float" office:value="0">
            <text:p>0</text:p>
          </table:table-cell>
          <table:table-cell table:formula="of:=AVERAGE([.B4:.DE4])" office:value-type="float" office:value="96.1566012200768">
            <text:p>96,1566012201</text:p>
          </table:table-cell>
          <table:table-cell table:formula="of:=AVERAGE([.B3:.DE3])" office:value-type="float" office:value="113.712962962963">
            <text:p>113,712962963</text:p>
          </table:table-cell>
          <table:table-cell table:number-columns-repeated="106"/>
        </table:table-row>
        <table:table-row table:style-name="ro1">
          <table:table-cell office:value-type="float" office:value="100">
            <text:p>100</text:p>
          </table:table-cell>
          <table:table-cell table:formula="of:=AVERAGE([.B10:.DE10])" office:value-type="float" office:value="135.516019520056">
            <text:p>135,5160195201</text:p>
          </table:table-cell>
          <table:table-cell table:formula="of:=AVERAGE([.B9:.DE9])" office:value-type="float" office:value="111.037037037037">
            <text:p>111,037037037</text:p>
          </table:table-cell>
          <table:table-cell table:number-columns-repeated="106"/>
        </table:table-row>
      </table:table>
      <table:table table:name="Fuel" table:style-name="ta1">
        <table:shapes>
          <draw:frame draw:z-index="0" draw:style-name="gr1" svg:width="34.785cm" svg:height="8.999cm" svg:x="0.001cm" svg:y="0.001cm">
            <draw:object draw:notify-on-update-of-ranges="Sheet1.B2:Sheet1.DE2 Sheet1.A4:Sheet1.A4 Sheet1.B4:Sheet1.DE4 Sheet1.A10:Sheet1.A10 Sheet1.B10:Sheet1.D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Time" table:style-name="ta1">
        <table:shapes>
          <draw:frame draw:z-index="0" draw:style-name="gr1" svg:width="34.785cm" svg:height="8.999cm" svg:x="0.001cm" svg:y="0.001cm">
            <draw:object draw:notify-on-update-of-ranges="Sheet1.B2:Sheet1.DE2 Sheet1.A3:Sheet1.A3 Sheet1.B3:Sheet1.DE3 Sheet1.A9:Sheet1.A9 Sheet1.B9:Sheet1.D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ute</text:p>
          </table:table-cell>
          <table:table-cell office:value-type="string">
            <text:p>Time</text:p>
          </table:table-cell>
          <table:table-cell office:value-type="string">
            <text:p>Fuel</text:p>
          </table:table-cell>
          <table:table-cell office:value-type="string">
            <text:p>Route</text:p>
          </table:table-cell>
          <table:table-cell office:value-type="string">
            <text:p>Time</text:p>
          </table:table-cell>
          <table:table-cell office:value-type="string">
            <text:p>Fuel</text:p>
          </table:table-cell>
          <table:table-cell/>
          <table:table-cell table:formula="of:=AVERAGE([.C3:.C110])" office:value-type="float" office:value="138.850005059996">
            <text:p>138.85000506</text:p>
          </table:table-cell>
          <table:table-cell table:formula="of:=AVERAGE([.F3:.F110])" office:value-type="float" office:value="162.927752280367">
            <text:p>162.927752280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151.193811564">
            <text:p>151.193811564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82.035024927">
            <text:p>182.035024927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90.5475107386">
            <text:p>90.547510738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93.804138376">
            <text:p>93.804138376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76.9683337877">
            <text:p>76.968333787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5.6411166082">
            <text:p>35.641116608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135.604741558">
            <text:p>135.60474155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105.113272519">
            <text:p>105.113272519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18">
            <text:p>1318</text:p>
          </table:table-cell>
          <table:table-cell office:value-type="float" office:value="379.529862672">
            <text:p>379.529862672</text:p>
          </table:table-cell>
          <table:table-cell office:value-type="float" office:value="4">
            <text:p>4</text:p>
          </table:table-cell>
          <table:table-cell office:value-type="float" office:value="717">
            <text:p>717</text:p>
          </table:table-cell>
          <table:table-cell office:value-type="float" office:value="294.797064892">
            <text:p>294.797064892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9.1855398065">
            <text:p>39.185539806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51.9429803972">
            <text:p>51.9429803972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7.6720510644">
            <text:p>67.6720510644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93.9185583752">
            <text:p>93.9185583752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95.2018912904">
            <text:p>95.2018912904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86.1662948392">
            <text:p>86.166294839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float" office:value="138.100062276">
            <text:p>138.100062276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  <table:table-cell office:value-type="float" office:value="109.370920145">
            <text:p>109.370920145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76.0713624527">
            <text:p>76.0713624527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float" office:value="145.276317865">
            <text:p>145.27631786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89">
            <text:p>889</text:p>
          </table:table-cell>
          <table:table-cell office:value-type="float" office:value="236.232637683">
            <text:p>236.232637683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62.3964406639">
            <text:p>62.3964406639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3">
            <text:p>173</text:p>
          </table:table-cell>
          <table:table-cell office:value-type="float" office:value="139.115453458">
            <text:p>139.115453458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office:value-type="float" office:value="157.563473992">
            <text:p>157.56347399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8">
            <text:p>518</text:p>
          </table:table-cell>
          <table:table-cell office:value-type="float" office:value="285.079812636">
            <text:p>285.079812636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169.978465586">
            <text:p>169.97846558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float" office:value="58.0841163632">
            <text:p>58.0841163632</text:p>
          </table:table-cell>
          <table:table-cell office:value-type="float" office:value="13">
            <text:p>13</text:p>
          </table:table-cell>
          <table:table-cell office:value-type="float" office:value="183">
            <text:p>183</text:p>
          </table:table-cell>
          <table:table-cell office:value-type="float" office:value="133.837231923">
            <text:p>133.837231923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90.9565215925">
            <text:p>90.9565215925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94.6743693425">
            <text:p>94.6743693425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60">
            <text:p>460</text:p>
          </table:table-cell>
          <table:table-cell office:value-type="float" office:value="144.287733287">
            <text:p>144.287733287</text:p>
          </table:table-cell>
          <table:table-cell office:value-type="float" office:value="15">
            <text:p>15</text:p>
          </table:table-cell>
          <table:table-cell office:value-type="float" office:value="295">
            <text:p>295</text:p>
          </table:table-cell>
          <table:table-cell office:value-type="float" office:value="71.1177187909">
            <text:p>71.117718790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office:value-type="float" office:value="71.8264691468">
            <text:p>71.8264691468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110.750170107">
            <text:p>110.750170107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float" office:value="86.1120671661">
            <text:p>86.112067166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07.776746543">
            <text:p>107.776746543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8.0431437715">
            <text:p>38.0431437715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73.8373242005">
            <text:p>73.8373242005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3">
            <text:p>283</text:p>
          </table:table-cell>
          <table:table-cell office:value-type="float" office:value="150.451752673">
            <text:p>150.451752673</text:p>
          </table:table-cell>
          <table:table-cell office:value-type="float" office:value="19">
            <text:p>19</text:p>
          </table:table-cell>
          <table:table-cell office:value-type="float" office:value="291">
            <text:p>291</text:p>
          </table:table-cell>
          <table:table-cell office:value-type="float" office:value="179.64870592">
            <text:p>179.6487059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124.42701346">
            <text:p>124.42701346</text:p>
          </table:table-cell>
          <table:table-cell office:value-type="float" office:value="20">
            <text:p>20</text:p>
          </table:table-cell>
          <table:table-cell office:value-type="float" office:value="236">
            <text:p>236</text:p>
          </table:table-cell>
          <table:table-cell office:value-type="float" office:value="123.714674346">
            <text:p>123.71467434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44.3125772571">
            <text:p>44.3125772571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62.0692675175">
            <text:p>62.0692675175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94">
            <text:p>794</text:p>
          </table:table-cell>
          <table:table-cell office:value-type="float" office:value="248.186437359">
            <text:p>248.186437359</text:p>
          </table:table-cell>
          <table:table-cell office:value-type="float" office:value="22">
            <text:p>22</text:p>
          </table:table-cell>
          <table:table-cell office:value-type="float" office:value="442">
            <text:p>442</text:p>
          </table:table-cell>
          <table:table-cell office:value-type="float" office:value="279.672199604">
            <text:p>279.67219960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1">
            <text:p>321</text:p>
          </table:table-cell>
          <table:table-cell office:value-type="float" office:value="149.026676537">
            <text:p>149.026676537</text:p>
          </table:table-cell>
          <table:table-cell office:value-type="float" office:value="23">
            <text:p>23</text:p>
          </table:table-cell>
          <table:table-cell office:value-type="float" office:value="927">
            <text:p>927</text:p>
          </table:table-cell>
          <table:table-cell office:value-type="float" office:value="286.170904555">
            <text:p>286.170904555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12">
            <text:p>912</text:p>
          </table:table-cell>
          <table:table-cell office:value-type="float" office:value="354.019184776">
            <text:p>354.019184776</text:p>
          </table:table-cell>
          <table:table-cell office:value-type="float" office:value="24">
            <text:p>24</text:p>
          </table:table-cell>
          <table:table-cell office:value-type="float" office:value="594">
            <text:p>594</text:p>
          </table:table-cell>
          <table:table-cell office:value-type="float" office:value="244.441665847">
            <text:p>244.441665847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3">
            <text:p>303</text:p>
          </table:table-cell>
          <table:table-cell office:value-type="float" office:value="112.986714338">
            <text:p>112.986714338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82.510377612">
            <text:p>182.510377612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7.1671116633">
            <text:p>37.167111663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4.6710735852">
            <text:p>34.6710735852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4">
            <text:p>284</text:p>
          </table:table-cell>
          <table:table-cell office:value-type="float" office:value="115.801752949">
            <text:p>115.801752949</text:p>
          </table:table-cell>
          <table:table-cell office:value-type="float" office:value="27">
            <text:p>27</text:p>
          </table:table-cell>
          <table:table-cell office:value-type="float" office:value="590">
            <text:p>590</text:p>
          </table:table-cell>
          <table:table-cell office:value-type="float" office:value="243.61850387">
            <text:p>243.61850387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91.5055001503">
            <text:p>91.5055001503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float" office:value="137.94693338">
            <text:p>137.94693338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130.198514062">
            <text:p>130.198514062</text:p>
          </table:table-cell>
          <table:table-cell office:value-type="float" office:value="29">
            <text:p>29</text:p>
          </table:table-cell>
          <table:table-cell office:value-type="float" office:value="232">
            <text:p>232</text:p>
          </table:table-cell>
          <table:table-cell office:value-type="float" office:value="130.975097519">
            <text:p>130.975097519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7">
            <text:p>467</text:p>
          </table:table-cell>
          <table:table-cell office:value-type="float" office:value="260.257774745">
            <text:p>260.257774745</text:p>
          </table:table-cell>
          <table:table-cell office:value-type="float" office:value="30">
            <text:p>30</text:p>
          </table:table-cell>
          <table:table-cell office:value-type="float" office:value="274">
            <text:p>274</text:p>
          </table:table-cell>
          <table:table-cell office:value-type="float" office:value="100.62504781">
            <text:p>100.62504781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06">
            <text:p>606</text:p>
          </table:table-cell>
          <table:table-cell office:value-type="float" office:value="202.366171068">
            <text:p>202.366171068</text:p>
          </table:table-cell>
          <table:table-cell office:value-type="float" office:value="31">
            <text:p>31</text:p>
          </table:table-cell>
          <table:table-cell office:value-type="float" office:value="327">
            <text:p>327</text:p>
          </table:table-cell>
          <table:table-cell office:value-type="float" office:value="180.818290365">
            <text:p>180.81829036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51.7571835383">
            <text:p>51.7571835383</text:p>
          </table:table-cell>
          <table:table-cell office:value-type="float" office:value="32">
            <text:p>32</text:p>
          </table:table-cell>
          <table:table-cell office:value-type="float" office:value="120">
            <text:p>120</text:p>
          </table:table-cell>
          <table:table-cell office:value-type="float" office:value="337.159126036">
            <text:p>337.15912603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">
            <text:p>132</text:p>
          </table:table-cell>
          <table:table-cell office:value-type="float" office:value="137.81257456">
            <text:p>137.81257456</text:p>
          </table:table-cell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  <table:table-cell office:value-type="float" office:value="144.752443213">
            <text:p>144.752443213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  <table:table-cell office:value-type="float" office:value="141.265958286">
            <text:p>141.265958286</text:p>
          </table:table-cell>
          <table:table-cell office:value-type="float" office:value="34">
            <text:p>34</text:p>
          </table:table-cell>
          <table:table-cell office:value-type="float" office:value="976">
            <text:p>976</text:p>
          </table:table-cell>
          <table:table-cell office:value-type="float" office:value="338.141641048">
            <text:p>338.14164104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4.0234202036">
            <text:p>84.023420203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8.1566275712">
            <text:p>38.156627571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4">
            <text:p>384</text:p>
          </table:table-cell>
          <table:table-cell office:value-type="float" office:value="204.661326484">
            <text:p>204.661326484</text:p>
          </table:table-cell>
          <table:table-cell office:value-type="float" office:value="36">
            <text:p>36</text:p>
          </table:table-cell>
          <table:table-cell office:value-type="float" office:value="351">
            <text:p>351</text:p>
          </table:table-cell>
          <table:table-cell office:value-type="float" office:value="222.483780975">
            <text:p>222.483780975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98.7942517593">
            <text:p>98.7942517593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6.1505037868">
            <text:p>66.1505037868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8">
            <text:p>318</text:p>
          </table:table-cell>
          <table:table-cell office:value-type="float" office:value="139.406758257">
            <text:p>139.406758257</text:p>
          </table:table-cell>
          <table:table-cell office:value-type="float" office:value="38">
            <text:p>38</text:p>
          </table:table-cell>
          <table:table-cell office:value-type="float" office:value="321">
            <text:p>321</text:p>
          </table:table-cell>
          <table:table-cell office:value-type="float" office:value="213.002742712">
            <text:p>213.002742712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2">
            <text:p>292</text:p>
          </table:table-cell>
          <table:table-cell office:value-type="float" office:value="97.6444947247">
            <text:p>97.6444947247</text:p>
          </table:table-cell>
          <table:table-cell office:value-type="float" office:value="39">
            <text:p>39</text:p>
          </table:table-cell>
          <table:table-cell office:value-type="float" office:value="330">
            <text:p>330</text:p>
          </table:table-cell>
          <table:table-cell office:value-type="float" office:value="287.275914476">
            <text:p>287.275914476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55.9411118302">
            <text:p>55.941111830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112.278879127">
            <text:p>112.278879127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office:value-type="float" office:value="118.64812775">
            <text:p>118.64812775</text:p>
          </table:table-cell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92.5002734356">
            <text:p>92.5002734356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3">
            <text:p>223</text:p>
          </table:table-cell>
          <table:table-cell office:value-type="float" office:value="129.415622272">
            <text:p>129.415622272</text:p>
          </table:table-cell>
          <table:table-cell office:value-type="float" office:value="42">
            <text:p>42</text:p>
          </table:table-cell>
          <table:table-cell office:value-type="float" office:value="117">
            <text:p>117</text:p>
          </table:table-cell>
          <table:table-cell office:value-type="float" office:value="113.259524438">
            <text:p>113.259524438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09">
            <text:p>1009</text:p>
          </table:table-cell>
          <table:table-cell office:value-type="float" office:value="299.624502176">
            <text:p>299.624502176</text:p>
          </table:table-cell>
          <table:table-cell office:value-type="float" office:value="43">
            <text:p>43</text:p>
          </table:table-cell>
          <table:table-cell office:value-type="float" office:value="569">
            <text:p>569</text:p>
          </table:table-cell>
          <table:table-cell office:value-type="float" office:value="232.540001338">
            <text:p>232.540001338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06">
            <text:p>206</text:p>
          </table:table-cell>
          <table:table-cell office:value-type="float" office:value="96.3901622416">
            <text:p>96.3901622416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02.319911473">
            <text:p>102.319911473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9">
            <text:p>699</text:p>
          </table:table-cell>
          <table:table-cell office:value-type="float" office:value="220.419459758">
            <text:p>220.419459758</text:p>
          </table:table-cell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float" office:value="120.577385689">
            <text:p>120.577385689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office:value-type="float" office:value="56.1701131819">
            <text:p>56.1701131819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6.087685132">
            <text:p>46.08768513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13">
            <text:p>213</text:p>
          </table:table-cell>
          <table:table-cell office:value-type="float" office:value="117.789083704">
            <text:p>117.789083704</text:p>
          </table:table-cell>
          <table:table-cell office:value-type="float" office:value="47">
            <text:p>47</text:p>
          </table:table-cell>
          <table:table-cell office:value-type="float" office:value="556">
            <text:p>556</text:p>
          </table:table-cell>
          <table:table-cell office:value-type="float" office:value="235.282376065">
            <text:p>235.282376065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5">
            <text:p>305</text:p>
          </table:table-cell>
          <table:table-cell office:value-type="float" office:value="240.739692141">
            <text:p>240.739692141</text:p>
          </table:table-cell>
          <table:table-cell office:value-type="float" office:value="48">
            <text:p>48</text:p>
          </table:table-cell>
          <table:table-cell office:value-type="float" office:value="252">
            <text:p>252</text:p>
          </table:table-cell>
          <table:table-cell office:value-type="float" office:value="217.036656195">
            <text:p>217.036656195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8">
            <text:p>378</text:p>
          </table:table-cell>
          <table:table-cell office:value-type="float" office:value="173.107254215">
            <text:p>173.107254215</text:p>
          </table:table-cell>
          <table:table-cell office:value-type="float" office:value="49">
            <text:p>49</text:p>
          </table:table-cell>
          <table:table-cell office:value-type="float" office:value="301">
            <text:p>301</text:p>
          </table:table-cell>
          <table:table-cell office:value-type="float" office:value="143.640567467">
            <text:p>143.640567467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56.1770429458">
            <text:p>56.1770429458</text:p>
          </table:table-cell>
          <table:table-cell office:value-type="float" office:value="50">
            <text:p>50</text:p>
          </table:table-cell>
          <table:table-cell office:value-type="float" office:value="289">
            <text:p>289</text:p>
          </table:table-cell>
          <table:table-cell office:value-type="float" office:value="329.75630612">
            <text:p>329.75630612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06">
            <text:p>706</text:p>
          </table:table-cell>
          <table:table-cell office:value-type="float" office:value="219.018125163">
            <text:p>219.018125163</text:p>
          </table:table-cell>
          <table:table-cell office:value-type="float" office:value="51">
            <text:p>51</text:p>
          </table:table-cell>
          <table:table-cell office:value-type="float" office:value="428">
            <text:p>428</text:p>
          </table:table-cell>
          <table:table-cell office:value-type="float" office:value="183.705214853">
            <text:p>183.705214853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48">
            <text:p>348</text:p>
          </table:table-cell>
          <table:table-cell office:value-type="float" office:value="178.231075954">
            <text:p>178.231075954</text:p>
          </table:table-cell>
          <table:table-cell office:value-type="float" office:value="52">
            <text:p>52</text:p>
          </table:table-cell>
          <table:table-cell office:value-type="float" office:value="616">
            <text:p>616</text:p>
          </table:table-cell>
          <table:table-cell office:value-type="float" office:value="210.780141671">
            <text:p>210.780141671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62">
            <text:p>162</text:p>
          </table:table-cell>
          <table:table-cell office:value-type="float" office:value="256.45138313">
            <text:p>256.45138313</text:p>
          </table:table-cell>
          <table:table-cell office:value-type="float" office:value="53">
            <text:p>53</text:p>
          </table:table-cell>
          <table:table-cell office:value-type="float" office:value="290">
            <text:p>290</text:p>
          </table:table-cell>
          <table:table-cell office:value-type="float" office:value="206.591567936">
            <text:p>206.59156793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8">
            <text:p>408</text:p>
          </table:table-cell>
          <table:table-cell office:value-type="float" office:value="161.153061005">
            <text:p>161.153061005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125.120795049">
            <text:p>125.120795049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3">
            <text:p>203</text:p>
          </table:table-cell>
          <table:table-cell office:value-type="float" office:value="80.3633357496">
            <text:p>80.3633357496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.050351071">
            <text:p>40.050351071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31.9193267679">
            <text:p>31.9193267679</text:p>
          </table:table-cell>
          <table:table-cell office:value-type="float" office:value="56">
            <text:p>56</text:p>
          </table:table-cell>
          <table:table-cell office:value-type="float" office:value="745">
            <text:p>745</text:p>
          </table:table-cell>
          <table:table-cell office:value-type="float" office:value="230.430456255">
            <text:p>230.430456255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6">
            <text:p>676</text:p>
          </table:table-cell>
          <table:table-cell office:value-type="float" office:value="185.92655708">
            <text:p>185.92655708</text:p>
          </table:table-cell>
          <table:table-cell office:value-type="float" office:value="57">
            <text:p>57</text:p>
          </table:table-cell>
          <table:table-cell office:value-type="float" office:value="755">
            <text:p>755</text:p>
          </table:table-cell>
          <table:table-cell office:value-type="float" office:value="328.55952019">
            <text:p>328.55952019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64">
            <text:p>364</text:p>
          </table:table-cell>
          <table:table-cell office:value-type="float" office:value="150.390429263">
            <text:p>150.390429263</text:p>
          </table:table-cell>
          <table:table-cell office:value-type="float" office:value="58">
            <text:p>58</text:p>
          </table:table-cell>
          <table:table-cell office:value-type="float" office:value="697">
            <text:p>697</text:p>
          </table:table-cell>
          <table:table-cell office:value-type="float" office:value="256.412461568">
            <text:p>256.412461568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65">
            <text:p>165</text:p>
          </table:table-cell>
          <table:table-cell office:value-type="float" office:value="117.682676351">
            <text:p>117.682676351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48.877606462">
            <text:p>148.87760646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76.5667358667">
            <text:p>76.5667358667</text:p>
          </table:table-cell>
          <table:table-cell office:value-type="float" office:value="60">
            <text:p>60</text:p>
          </table:table-cell>
          <table:table-cell office:value-type="float" office:value="692">
            <text:p>692</text:p>
          </table:table-cell>
          <table:table-cell office:value-type="float" office:value="199.289949621">
            <text:p>199.289949621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94">
            <text:p>394</text:p>
          </table:table-cell>
          <table:table-cell office:value-type="float" office:value="111.190186089">
            <text:p>111.190186089</text:p>
          </table:table-cell>
          <table:table-cell office:value-type="float" office:value="61">
            <text:p>61</text:p>
          </table:table-cell>
          <table:table-cell office:value-type="float" office:value="175">
            <text:p>175</text:p>
          </table:table-cell>
          <table:table-cell office:value-type="float" office:value="136.438859807">
            <text:p>136.438859807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67">
            <text:p>367</text:p>
          </table:table-cell>
          <table:table-cell office:value-type="float" office:value="172.817245397">
            <text:p>172.817245397</text:p>
          </table:table-cell>
          <table:table-cell office:value-type="float" office:value="62">
            <text:p>62</text:p>
          </table:table-cell>
          <table:table-cell office:value-type="float" office:value="443">
            <text:p>443</text:p>
          </table:table-cell>
          <table:table-cell office:value-type="float" office:value="220.584494801">
            <text:p>220.584494801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74">
            <text:p>374</text:p>
          </table:table-cell>
          <table:table-cell office:value-type="float" office:value="186.990192455">
            <text:p>186.990192455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49.5084075276">
            <text:p>49.508407527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39.2001333729">
            <text:p>39.2001333729</text:p>
          </table:table-cell>
          <table:table-cell office:value-type="float" office:value="64">
            <text:p>64</text:p>
          </table:table-cell>
          <table:table-cell office:value-type="float" office:value="932">
            <text:p>932</text:p>
          </table:table-cell>
          <table:table-cell office:value-type="float" office:value="304.973617034">
            <text:p>304.973617034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74">
            <text:p>574</text:p>
          </table:table-cell>
          <table:table-cell office:value-type="float" office:value="194.809189008">
            <text:p>194.809189008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41.5813816634">
            <text:p>41.5813816634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29.942290528">
            <text:p>29.942290528</text:p>
          </table:table-cell>
          <table:table-cell office:value-type="float" office:value="66">
            <text:p>66</text:p>
          </table:table-cell>
          <table:table-cell office:value-type="float" office:value="210">
            <text:p>210</text:p>
          </table:table-cell>
          <table:table-cell office:value-type="float" office:value="105.643509652">
            <text:p>105.64350965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577">
            <text:p>577</text:p>
          </table:table-cell>
          <table:table-cell office:value-type="float" office:value="211.378533881">
            <text:p>211.378533881</text:p>
          </table:table-cell>
          <table:table-cell office:value-type="float" office:value="67">
            <text:p>67</text:p>
          </table:table-cell>
          <table:table-cell office:value-type="float" office:value="197">
            <text:p>197</text:p>
          </table:table-cell>
          <table:table-cell office:value-type="float" office:value="173.76026273">
            <text:p>173.76026273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2">
            <text:p>362</text:p>
          </table:table-cell>
          <table:table-cell office:value-type="float" office:value="135.347589746">
            <text:p>135.347589746</text:p>
          </table:table-cell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float" office:value="154.745381424">
            <text:p>154.74538142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69.785158855">
            <text:p>169.785158855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office:value-type="float" office:value="121.372807426">
            <text:p>121.372807426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2">
            <text:p>132</text:p>
          </table:table-cell>
          <table:table-cell office:value-type="float" office:value="81.9064142132">
            <text:p>81.9064142132</text:p>
          </table:table-cell>
          <table:table-cell office:value-type="float" office:value="70">
            <text:p>70</text:p>
          </table:table-cell>
          <table:table-cell office:value-type="float" office:value="828">
            <text:p>828</text:p>
          </table:table-cell>
          <table:table-cell office:value-type="float" office:value="543.639781306">
            <text:p>543.63978130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6">
            <text:p>356</text:p>
          </table:table-cell>
          <table:table-cell office:value-type="float" office:value="130.270065871">
            <text:p>130.270065871</text:p>
          </table:table-cell>
          <table:table-cell office:value-type="float" office:value="71">
            <text:p>71</text:p>
          </table:table-cell>
          <table:table-cell office:value-type="float" office:value="233">
            <text:p>233</text:p>
          </table:table-cell>
          <table:table-cell office:value-type="float" office:value="161.575435428">
            <text:p>161.57543542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1">
            <text:p>281</text:p>
          </table:table-cell>
          <table:table-cell office:value-type="float" office:value="252.724865299">
            <text:p>252.724865299</text:p>
          </table:table-cell>
          <table:table-cell office:value-type="float" office:value="72">
            <text:p>72</text:p>
          </table:table-cell>
          <table:table-cell office:value-type="float" office:value="219">
            <text:p>219</text:p>
          </table:table-cell>
          <table:table-cell office:value-type="float" office:value="141.005897149">
            <text:p>141.005897149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6">
            <text:p>356</text:p>
          </table:table-cell>
          <table:table-cell office:value-type="float" office:value="117.547290545">
            <text:p>117.547290545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43.4956410856">
            <text:p>43.495641085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96.135993295">
            <text:p>96.135993295</text:p>
          </table:table-cell>
          <table:table-cell office:value-type="float" office:value="74">
            <text:p>74</text:p>
          </table:table-cell>
          <table:table-cell office:value-type="float" office:value="204">
            <text:p>204</text:p>
          </table:table-cell>
          <table:table-cell office:value-type="float" office:value="117.550064042">
            <text:p>117.55006404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6">
            <text:p>106</text:p>
          </table:table-cell>
          <table:table-cell office:value-type="float" office:value="90.7984239735">
            <text:p>90.7984239735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143.329179928">
            <text:p>143.329179928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74">
            <text:p>174</text:p>
          </table:table-cell>
          <table:table-cell office:value-type="float" office:value="237.649479529">
            <text:p>237.649479529</text:p>
          </table:table-cell>
          <table:table-cell office:value-type="float" office:value="76">
            <text:p>76</text:p>
          </table:table-cell>
          <table:table-cell office:value-type="float" office:value="411">
            <text:p>411</text:p>
          </table:table-cell>
          <table:table-cell office:value-type="float" office:value="214.780865587">
            <text:p>214.780865587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2">
            <text:p>1492</text:p>
          </table:table-cell>
          <table:table-cell office:value-type="float" office:value="436.154742872">
            <text:p>436.154742872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28.0524934442">
            <text:p>28.0524934442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57.3079504454">
            <text:p>57.3079504454</text:p>
          </table:table-cell>
          <table:table-cell office:value-type="float" office:value="78">
            <text:p>78</text:p>
          </table:table-cell>
          <table:table-cell office:value-type="float" office:value="732">
            <text:p>732</text:p>
          </table:table-cell>
          <table:table-cell office:value-type="float" office:value="289.442279459">
            <text:p>289.442279459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52">
            <text:p>852</text:p>
          </table:table-cell>
          <table:table-cell office:value-type="float" office:value="284.777274633">
            <text:p>284.777274633</text:p>
          </table:table-cell>
          <table:table-cell office:value-type="float" office:value="79">
            <text:p>79</text:p>
          </table:table-cell>
          <table:table-cell office:value-type="float" office:value="524">
            <text:p>524</text:p>
          </table:table-cell>
          <table:table-cell office:value-type="float" office:value="176.660853591">
            <text:p>176.660853591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52.2932643045">
            <text:p>52.2932643045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128.444175546">
            <text:p>128.44417554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43">
            <text:p>243</text:p>
          </table:table-cell>
          <table:table-cell office:value-type="float" office:value="80.6437115055">
            <text:p>80.6437115055</text:p>
          </table:table-cell>
          <table:table-cell office:value-type="float" office:value="81">
            <text:p>81</text:p>
          </table:table-cell>
          <table:table-cell office:value-type="float" office:value="454">
            <text:p>454</text:p>
          </table:table-cell>
          <table:table-cell office:value-type="float" office:value="196.435537598">
            <text:p>196.43553759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3">
            <text:p>133</text:p>
          </table:table-cell>
          <table:table-cell office:value-type="float" office:value="127.634140452">
            <text:p>127.634140452</text:p>
          </table:table-cell>
          <table:table-cell office:value-type="float" office:value="82">
            <text:p>82</text:p>
          </table:table-cell>
          <table:table-cell office:value-type="float" office:value="341">
            <text:p>341</text:p>
          </table:table-cell>
          <table:table-cell office:value-type="float" office:value="272.837977457">
            <text:p>272.837977457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62">
            <text:p>462</text:p>
          </table:table-cell>
          <table:table-cell office:value-type="float" office:value="181.753196764">
            <text:p>181.753196764</text:p>
          </table:table-cell>
          <table:table-cell office:value-type="float" office:value="83">
            <text:p>83</text:p>
          </table:table-cell>
          <table:table-cell office:value-type="float" office:value="576">
            <text:p>576</text:p>
          </table:table-cell>
          <table:table-cell office:value-type="float" office:value="261.038840802">
            <text:p>261.038840802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65">
            <text:p>865</text:p>
          </table:table-cell>
          <table:table-cell office:value-type="float" office:value="325.269241657">
            <text:p>325.269241657</text:p>
          </table:table-cell>
          <table:table-cell office:value-type="float" office:value="84">
            <text:p>84</text:p>
          </table:table-cell>
          <table:table-cell office:value-type="float" office:value="305">
            <text:p>305</text:p>
          </table:table-cell>
          <table:table-cell office:value-type="float" office:value="160.517105537">
            <text:p>160.517105537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30">
            <text:p>330</text:p>
          </table:table-cell>
          <table:table-cell office:value-type="float" office:value="183.179836883">
            <text:p>183.179836883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123.191434937">
            <text:p>123.191434937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112.913443664">
            <text:p>112.913443664</text:p>
          </table:table-cell>
          <table:table-cell office:value-type="float" office:value="86">
            <text:p>86</text:p>
          </table:table-cell>
          <table:table-cell office:value-type="float" office:value="143">
            <text:p>143</text:p>
          </table:table-cell>
          <table:table-cell office:value-type="float" office:value="117.115836441">
            <text:p>117.115836441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">
            <text:p>146</text:p>
          </table:table-cell>
          <table:table-cell office:value-type="float" office:value="85.2007756846">
            <text:p>85.2007756846</text:p>
          </table:table-cell>
          <table:table-cell office:value-type="float" office:value="87">
            <text:p>87</text:p>
          </table:table-cell>
          <table:table-cell office:value-type="float" office:value="152">
            <text:p>152</text:p>
          </table:table-cell>
          <table:table-cell office:value-type="float" office:value="94.4161269425">
            <text:p>94.4161269425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67.0362515554">
            <text:p>67.0362515554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44.8464299524">
            <text:p>44.846429952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43.9124396085">
            <text:p>43.9124396085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50.4341573563">
            <text:p>50.4341573563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51">
            <text:p>651</text:p>
          </table:table-cell>
          <table:table-cell office:value-type="float" office:value="199.836380401">
            <text:p>199.836380401</text:p>
          </table:table-cell>
          <table:table-cell office:value-type="float" office:value="90">
            <text:p>90</text:p>
          </table:table-cell>
          <table:table-cell office:value-type="float" office:value="756">
            <text:p>756</text:p>
          </table:table-cell>
          <table:table-cell office:value-type="float" office:value="479.183160842">
            <text:p>479.18316084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7">
            <text:p>157</text:p>
          </table:table-cell>
          <table:table-cell office:value-type="float" office:value="113.501675541">
            <text:p>113.501675541</text:p>
          </table:table-cell>
          <table:table-cell office:value-type="float" office:value="91">
            <text:p>91</text:p>
          </table:table-cell>
          <table:table-cell office:value-type="float" office:value="254">
            <text:p>254</text:p>
          </table:table-cell>
          <table:table-cell office:value-type="float" office:value="157.028091808">
            <text:p>157.02809180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56">
            <text:p>556</text:p>
          </table:table-cell>
          <table:table-cell office:value-type="float" office:value="209.960245601">
            <text:p>209.960245601</text:p>
          </table:table-cell>
          <table:table-cell office:value-type="float" office:value="92">
            <text:p>92</text:p>
          </table:table-cell>
          <table:table-cell office:value-type="float" office:value="600">
            <text:p>600</text:p>
          </table:table-cell>
          <table:table-cell office:value-type="float" office:value="269.628890243">
            <text:p>269.628890243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office:value-type="float" office:value="117.325256387">
            <text:p>117.325256387</text:p>
          </table:table-cell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145.737245985">
            <text:p>145.73724598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94">
            <text:p>94</text:p>
          </table:table-cell>
          <table:table-cell office:value-type="float" office:value="60.3867803432">
            <text:p>60.3867803432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4.080611156">
            <text:p>84.080611156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6">
            <text:p>686</text:p>
          </table:table-cell>
          <table:table-cell office:value-type="float" office:value="248.49295555">
            <text:p>248.49295555</text:p>
          </table:table-cell>
          <table:table-cell office:value-type="float" office:value="95">
            <text:p>95</text:p>
          </table:table-cell>
          <table:table-cell office:value-type="float" office:value="1854">
            <text:p>1854</text:p>
          </table:table-cell>
          <table:table-cell office:value-type="float" office:value="529.589786063">
            <text:p>529.589786063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8">
            <text:p>388</text:p>
          </table:table-cell>
          <table:table-cell office:value-type="float" office:value="144.902392193">
            <text:p>144.902392193</text:p>
          </table:table-cell>
          <table:table-cell office:value-type="float" office:value="96">
            <text:p>96</text:p>
          </table:table-cell>
          <table:table-cell office:value-type="float" office:value="255">
            <text:p>255</text:p>
          </table:table-cell>
          <table:table-cell office:value-type="float" office:value="165.915429187">
            <text:p>165.915429187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02.923393544">
            <text:p>102.923393544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81.837442832">
            <text:p>181.837442832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59.2011555004">
            <text:p>59.2011555004</text:p>
          </table:table-cell>
          <table:table-cell office:value-type="float" office:value="98">
            <text:p>98</text:p>
          </table:table-cell>
          <table:table-cell office:value-type="float" office:value="151">
            <text:p>151</text:p>
          </table:table-cell>
          <table:table-cell office:value-type="float" office:value="96.6083514131">
            <text:p>96.6083514131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85">
            <text:p>285</text:p>
          </table:table-cell>
          <table:table-cell office:value-type="float" office:value="170.546403824">
            <text:p>170.546403824</text:p>
          </table:table-cell>
          <table:table-cell office:value-type="float" office:value="99">
            <text:p>99</text:p>
          </table:table-cell>
          <table:table-cell office:value-type="float" office:value="296">
            <text:p>296</text:p>
          </table:table-cell>
          <table:table-cell office:value-type="float" office:value="232.683408067">
            <text:p>232.683408067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90">
            <text:p>290</text:p>
          </table:table-cell>
          <table:table-cell office:value-type="float" office:value="123.909766823">
            <text:p>123.909766823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31.551093058">
            <text:p>131.55109305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04">
            <text:p>204</text:p>
          </table:table-cell>
          <table:table-cell office:value-type="float" office:value="98.4467697783">
            <text:p>98.4467697783</text:p>
          </table:table-cell>
          <table:table-cell office:value-type="float" office:value="101">
            <text:p>101</text:p>
          </table:table-cell>
          <table:table-cell office:value-type="float" office:value="366">
            <text:p>366</text:p>
          </table:table-cell>
          <table:table-cell office:value-type="float" office:value="164.147357762">
            <text:p>164.14735776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float" office:value="45.594678727">
            <text:p>45.594678727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68.0265492263">
            <text:p>68.0265492263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682">
            <text:p>682</text:p>
          </table:table-cell>
          <table:table-cell office:value-type="float" office:value="186.253976536">
            <text:p>186.253976536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66.9045867973">
            <text:p>66.9045867973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64.1896786365">
            <text:p>64.1896786365</text:p>
          </table:table-cell>
          <table:table-cell office:value-type="float" office:value="104">
            <text:p>104</text:p>
          </table:table-cell>
          <table:table-cell office:value-type="float" office:value="192">
            <text:p>192</text:p>
          </table:table-cell>
          <table:table-cell office:value-type="float" office:value="106.195447885">
            <text:p>106.195447885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57">
            <text:p>157</text:p>
          </table:table-cell>
          <table:table-cell office:value-type="float" office:value="103.420502025">
            <text:p>103.420502025</text:p>
          </table:table-cell>
          <table:table-cell office:value-type="float" office:value="105">
            <text:p>105</text:p>
          </table:table-cell>
          <table:table-cell office:value-type="float" office:value="233">
            <text:p>233</text:p>
          </table:table-cell>
          <table:table-cell office:value-type="float" office:value="156.227557666">
            <text:p>156.22755766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709">
            <text:p>709</text:p>
          </table:table-cell>
          <table:table-cell office:value-type="float" office:value="190.944629401">
            <text:p>190.944629401</text:p>
          </table:table-cell>
          <table:table-cell office:value-type="float" office:value="106">
            <text:p>106</text:p>
          </table:table-cell>
          <table:table-cell office:value-type="float" office:value="276">
            <text:p>276</text:p>
          </table:table-cell>
          <table:table-cell office:value-type="float" office:value="131.678272168">
            <text:p>131.67827216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61.383433871">
            <text:p>61.383433871</text:p>
          </table:table-cell>
          <table:table-cell office:value-type="float" office:value="107">
            <text:p>107</text:p>
          </table:table-cell>
          <table:table-cell office:value-type="float" office:value="222">
            <text:p>222</text:p>
          </table:table-cell>
          <table:table-cell office:value-type="float" office:value="122.65434547">
            <text:p>122.65434547</text:p>
          </table:table-cell>
          <table:table-cell table:number-columns-repeated="3"/>
        </table:table-row>
      </table:table>
      <table:database-ranges>
        <table:database-range table:name="__Anonymous_Sheet_DB__0" table:target-range-address="Sheet1.A8:Sheet1.DE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3/11/2012</text:date>, <text:time>12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0-29T09:09:21</meta:creation-date>
    <dc:date>2012-11-13T12:00:01</dc:date>
    <dc:creator>Karsten </dc:creator>
    <meta:editing-duration>PT16M30S</meta:editing-duration>
    <meta:editing-cycles>7</meta:editing-cycles>
    <meta:generator>LibreOffice/3.4$Linux LibreOffice_project/340m1$Build-402</meta:generator>
    <meta:document-statistic meta:table-count="4" meta:cell-count="1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c5000b"/>
    </style:style>
    <style:style style:name="ch9" style:family="chart" style:data-style-name="N0">
      <style:chart-properties chart:mean-valu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aec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30.955cm" svg:y="3.454cm" style:legend-expansion="high" chart:style-name="ch2"/>
        <chart:plot-area chart:style-name="ch3" table:cell-range-address="Sheet1.B2:Sheet1.DE2 Sheet1.A4:Sheet1.DE4 Sheet1.A10:Sheet1.DE10" chart:data-source-has-labels="both" svg:x="1.145cm" svg:y="0.855cm" svg:width="28.42cm" svg:height="7.545cm">
          <chartooo:coordinate-region svg:x="1.952cm" svg:y="1.055cm" svg:width="27.613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DE4" chart:label-cell-address="Sheet1.A4:Sheet1.A4" chart:class="chart:bar">
            <chart:mean-value chart:style-name="ch8"/>
            <chart:data-point chart:repeated="108"/>
          </chart:series>
          <chart:series chart:style-name="ch9" chart:values-cell-range-address="Sheet1.B10:Sheet1.DE10" chart:label-cell-address="Sheet1.A10:Sheet1.A10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Fuel 0</text:p>
                <draw:g>
                  <svg:desc>Sheet1.A4:Sheet1.A4</svg:desc>
                </draw:g>
              </table:table-cell>
              <table:table-cell office:value-type="float" office:value="45.0871741069">
                <text:p>45.0871741069</text:p>
                <draw:g>
                  <svg:desc>Sheet1.B4:Sheet1.DE4</svg:desc>
                </draw:g>
              </table:table-cell>
              <table:table-cell office:value-type="float" office:value="44.2270378208">
                <text:p>44.2270378208</text:p>
              </table:table-cell>
              <table:table-cell office:value-type="float" office:value="96.5821807524">
                <text:p>96.5821807524</text:p>
              </table:table-cell>
              <table:table-cell office:value-type="float" office:value="49.5909576948">
                <text:p>49.5909576948</text:p>
              </table:table-cell>
              <table:table-cell office:value-type="float" office:value="140.385501334">
                <text:p>140.385501334</text:p>
              </table:table-cell>
              <table:table-cell office:value-type="float" office:value="79.3959200112">
                <text:p>79.3959200112</text:p>
              </table:table-cell>
              <table:table-cell office:value-type="float" office:value="119.834210053">
                <text:p>119.834210053</text:p>
              </table:table-cell>
              <table:table-cell office:value-type="float" office:value="69.9462329652">
                <text:p>69.9462329652</text:p>
              </table:table-cell>
              <table:table-cell office:value-type="float" office:value="115.244471794">
                <text:p>115.244471794</text:p>
              </table:table-cell>
              <table:table-cell office:value-type="float" office:value="39.8027704929">
                <text:p>39.8027704929</text:p>
              </table:table-cell>
              <table:table-cell office:value-type="float" office:value="83.3144417578">
                <text:p>83.3144417578</text:p>
              </table:table-cell>
              <table:table-cell office:value-type="float" office:value="40.9706655917">
                <text:p>40.9706655917</text:p>
              </table:table-cell>
              <table:table-cell office:value-type="float" office:value="90.8592005614">
                <text:p>90.8592005614</text:p>
              </table:table-cell>
              <table:table-cell office:value-type="float" office:value="75.6758452583">
                <text:p>75.6758452583</text:p>
              </table:table-cell>
              <table:table-cell office:value-type="float" office:value="49.387821581">
                <text:p>49.387821581</text:p>
              </table:table-cell>
              <table:table-cell office:value-type="float" office:value="108.965076965">
                <text:p>108.965076965</text:p>
              </table:table-cell>
              <table:table-cell office:value-type="float" office:value="80.1621455661">
                <text:p>80.1621455661</text:p>
              </table:table-cell>
              <table:table-cell office:value-type="float" office:value="129.071030556">
                <text:p>129.071030556</text:p>
              </table:table-cell>
              <table:table-cell office:value-type="float" office:value="112.092778541">
                <text:p>112.092778541</text:p>
              </table:table-cell>
              <table:table-cell office:value-type="float" office:value="45.2686324274">
                <text:p>45.2686324274</text:p>
              </table:table-cell>
              <table:table-cell office:value-type="float" office:value="162.6292859">
                <text:p>162.6292859</text:p>
              </table:table-cell>
              <table:table-cell office:value-type="float" office:value="100.72077384">
                <text:p>100.72077384</text:p>
              </table:table-cell>
              <table:table-cell office:value-type="float" office:value="122.802024192">
                <text:p>122.802024192</text:p>
              </table:table-cell>
              <table:table-cell office:value-type="float" office:value="115.099896092">
                <text:p>115.099896092</text:p>
              </table:table-cell>
              <table:table-cell office:value-type="float" office:value="55.0553987035">
                <text:p>55.0553987035</text:p>
              </table:table-cell>
              <table:table-cell office:value-type="float" office:value="75.5234562524">
                <text:p>75.5234562524</text:p>
              </table:table-cell>
              <table:table-cell office:value-type="float" office:value="80.9368289042">
                <text:p>80.9368289042</text:p>
              </table:table-cell>
              <table:table-cell office:value-type="float" office:value="130.602395273">
                <text:p>130.602395273</text:p>
              </table:table-cell>
              <table:table-cell office:value-type="float" office:value="98.286690655">
                <text:p>98.286690655</text:p>
              </table:table-cell>
              <table:table-cell office:value-type="float" office:value="103.906147537">
                <text:p>103.906147537</text:p>
              </table:table-cell>
              <table:table-cell office:value-type="float" office:value="143.20946986">
                <text:p>143.20946986</text:p>
              </table:table-cell>
              <table:table-cell office:value-type="float" office:value="49.5918392186">
                <text:p>49.5918392186</text:p>
              </table:table-cell>
              <table:table-cell office:value-type="float" office:value="115.949514447">
                <text:p>115.949514447</text:p>
              </table:table-cell>
              <table:table-cell office:value-type="float" office:value="144.761419502">
                <text:p>144.761419502</text:p>
              </table:table-cell>
              <table:table-cell office:value-type="float" office:value="46.1620536923">
                <text:p>46.1620536923</text:p>
              </table:table-cell>
              <table:table-cell office:value-type="float" office:value="180.026455026">
                <text:p>180.026455026</text:p>
              </table:table-cell>
              <table:table-cell office:value-type="float" office:value="41.220539974">
                <text:p>41.220539974</text:p>
              </table:table-cell>
              <table:table-cell office:value-type="float" office:value="98.8004954338">
                <text:p>98.8004954338</text:p>
              </table:table-cell>
              <table:table-cell office:value-type="float" office:value="68.8589421583">
                <text:p>68.8589421583</text:p>
              </table:table-cell>
              <table:table-cell office:value-type="float" office:value="53.8631232105">
                <text:p>53.8631232105</text:p>
              </table:table-cell>
              <table:table-cell office:value-type="float" office:value="54.353244797">
                <text:p>54.353244797</text:p>
              </table:table-cell>
              <table:table-cell office:value-type="float" office:value="119.901049036">
                <text:p>119.901049036</text:p>
              </table:table-cell>
              <table:table-cell office:value-type="float" office:value="157.783296419">
                <text:p>157.783296419</text:p>
              </table:table-cell>
              <table:table-cell office:value-type="float" office:value="74.6756637461">
                <text:p>74.6756637461</text:p>
              </table:table-cell>
              <table:table-cell office:value-type="float" office:value="108.61883898">
                <text:p>108.61883898</text:p>
              </table:table-cell>
              <table:table-cell office:value-type="float" office:value="43.3840267635">
                <text:p>43.3840267635</text:p>
              </table:table-cell>
              <table:table-cell office:value-type="float" office:value="128.16094532">
                <text:p>128.16094532</text:p>
              </table:table-cell>
              <table:table-cell office:value-type="float" office:value="109.43695089">
                <text:p>109.43695089</text:p>
              </table:table-cell>
              <table:table-cell office:value-type="float" office:value="106.320742269">
                <text:p>106.320742269</text:p>
              </table:table-cell>
              <table:table-cell office:value-type="float" office:value="117.989874626">
                <text:p>117.989874626</text:p>
              </table:table-cell>
              <table:table-cell office:value-type="float" office:value="103.659214954">
                <text:p>103.659214954</text:p>
              </table:table-cell>
              <table:table-cell office:value-type="float" office:value="116.996081695">
                <text:p>116.996081695</text:p>
              </table:table-cell>
              <table:table-cell office:value-type="float" office:value="97.3477525332">
                <text:p>97.3477525332</text:p>
              </table:table-cell>
              <table:table-cell office:value-type="float" office:value="48.5548890023">
                <text:p>48.5548890023</text:p>
              </table:table-cell>
              <table:table-cell office:value-type="float" office:value="49.6996121052">
                <text:p>49.6996121052</text:p>
              </table:table-cell>
              <table:table-cell office:value-type="float" office:value="80.3146035522">
                <text:p>80.3146035522</text:p>
              </table:table-cell>
              <table:table-cell office:value-type="float" office:value="158.3027512">
                <text:p>158.3027512</text:p>
              </table:table-cell>
              <table:table-cell office:value-type="float" office:value="64.7297316907">
                <text:p>64.7297316907</text:p>
              </table:table-cell>
              <table:table-cell office:value-type="float" office:value="144.372828686">
                <text:p>144.372828686</text:p>
              </table:table-cell>
              <table:table-cell office:value-type="float" office:value="122.839552569">
                <text:p>122.839552569</text:p>
              </table:table-cell>
              <table:table-cell office:value-type="float" office:value="88.1482016202">
                <text:p>88.1482016202</text:p>
              </table:table-cell>
              <table:table-cell office:value-type="float" office:value="132.633509677">
                <text:p>132.633509677</text:p>
              </table:table-cell>
              <table:table-cell office:value-type="float" office:value="96.5320556451">
                <text:p>96.5320556451</text:p>
              </table:table-cell>
              <table:table-cell office:value-type="float" office:value="46.4848021071">
                <text:p>46.4848021071</text:p>
              </table:table-cell>
              <table:table-cell office:value-type="float" office:value="142.227772493">
                <text:p>142.227772493</text:p>
              </table:table-cell>
              <table:table-cell office:value-type="float" office:value="43.3917684255">
                <text:p>43.3917684255</text:p>
              </table:table-cell>
              <table:table-cell office:value-type="float" office:value="114.132256498">
                <text:p>114.132256498</text:p>
              </table:table-cell>
              <table:table-cell office:value-type="float" office:value="113.901886767">
                <text:p>113.901886767</text:p>
              </table:table-cell>
              <table:table-cell office:value-type="float" office:value="74.9702573537">
                <text:p>74.9702573537</text:p>
              </table:table-cell>
              <table:table-cell office:value-type="float" office:value="81.0113103358">
                <text:p>81.0113103358</text:p>
              </table:table-cell>
              <table:table-cell office:value-type="float" office:value="155.101725569">
                <text:p>155.101725569</text:p>
              </table:table-cell>
              <table:table-cell office:value-type="float" office:value="111.065448958">
                <text:p>111.065448958</text:p>
              </table:table-cell>
              <table:table-cell office:value-type="float" office:value="88.1932841747">
                <text:p>88.1932841747</text:p>
              </table:table-cell>
              <table:table-cell office:value-type="float" office:value="53.0579018826">
                <text:p>53.0579018826</text:p>
              </table:table-cell>
              <table:table-cell office:value-type="float" office:value="89.9854195789">
                <text:p>89.9854195789</text:p>
              </table:table-cell>
              <table:table-cell office:value-type="float" office:value="77.097621506">
                <text:p>77.097621506</text:p>
              </table:table-cell>
              <table:table-cell office:value-type="float" office:value="183.571058091">
                <text:p>183.571058091</text:p>
              </table:table-cell>
              <table:table-cell office:value-type="float" office:value="138.384892835">
                <text:p>138.384892835</text:p>
              </table:table-cell>
              <table:table-cell office:value-type="float" office:value="185.871033968">
                <text:p>185.871033968</text:p>
              </table:table-cell>
              <table:table-cell office:value-type="float" office:value="41.5343695038">
                <text:p>41.5343695038</text:p>
              </table:table-cell>
              <table:table-cell office:value-type="float" office:value="115.969920513">
                <text:p>115.969920513</text:p>
              </table:table-cell>
              <table:table-cell office:value-type="float" office:value="72.5261702101">
                <text:p>72.5261702101</text:p>
              </table:table-cell>
              <table:table-cell office:value-type="float" office:value="86.8921166328">
                <text:p>86.8921166328</text:p>
              </table:table-cell>
              <table:table-cell office:value-type="float" office:value="79.8881854365">
                <text:p>79.8881854365</text:p>
              </table:table-cell>
              <table:table-cell office:value-type="float" office:value="155.84985449">
                <text:p>155.84985449</text:p>
              </table:table-cell>
              <table:table-cell office:value-type="float" office:value="114.941966461">
                <text:p>114.941966461</text:p>
              </table:table-cell>
              <table:table-cell office:value-type="float" office:value="65.9338089857">
                <text:p>65.9338089857</text:p>
              </table:table-cell>
              <table:table-cell office:value-type="float" office:value="92.1302514833">
                <text:p>92.1302514833</text:p>
              </table:table-cell>
              <table:table-cell office:value-type="float" office:value="71.2777967431">
                <text:p>71.2777967431</text:p>
              </table:table-cell>
              <table:table-cell office:value-type="float" office:value="47.0809459343">
                <text:p>47.0809459343</text:p>
              </table:table-cell>
              <table:table-cell office:value-type="float" office:value="51.409538947">
                <text:p>51.409538947</text:p>
              </table:table-cell>
              <table:table-cell office:value-type="float" office:value="181.841975218">
                <text:p>181.841975218</text:p>
              </table:table-cell>
              <table:table-cell office:value-type="float" office:value="127.53443645">
                <text:p>127.53443645</text:p>
              </table:table-cell>
              <table:table-cell office:value-type="float" office:value="75.32214876">
                <text:p>75.32214876</text:p>
              </table:table-cell>
              <table:table-cell office:value-type="float" office:value="79.2736896909">
                <text:p>79.2736896909</text:p>
              </table:table-cell>
              <table:table-cell office:value-type="float" office:value="137.851946285">
                <text:p>137.851946285</text:p>
              </table:table-cell>
              <table:table-cell office:value-type="float" office:value="121.640022907">
                <text:p>121.640022907</text:p>
              </table:table-cell>
              <table:table-cell office:value-type="float" office:value="136.628796406">
                <text:p>136.628796406</text:p>
              </table:table-cell>
              <table:table-cell office:value-type="float" office:value="57.4770063645">
                <text:p>57.4770063645</text:p>
              </table:table-cell>
              <table:table-cell office:value-type="float" office:value="115.630751379">
                <text:p>115.630751379</text:p>
              </table:table-cell>
              <table:table-cell office:value-type="float" office:value="129.76517986">
                <text:p>129.76517986</text:p>
              </table:table-cell>
              <table:table-cell office:value-type="float" office:value="119.193288384">
                <text:p>119.193288384</text:p>
              </table:table-cell>
              <table:table-cell office:value-type="float" office:value="53.7319651615">
                <text:p>53.7319651615</text:p>
              </table:table-cell>
              <table:table-cell office:value-type="float" office:value="79.4064721959">
                <text:p>79.4064721959</text:p>
              </table:table-cell>
              <table:table-cell office:value-type="float" office:value="86.5628736119">
                <text:p>86.5628736119</text:p>
              </table:table-cell>
              <table:table-cell office:value-type="float" office:value="131.341428665">
                <text:p>131.341428665</text:p>
              </table:table-cell>
              <table:table-cell office:value-type="float" office:value="55.8722894045">
                <text:p>55.8722894045</text:p>
              </table:table-cell>
              <table:table-cell office:value-type="float" office:value="73.3290316622">
                <text:p>73.3290316622</text:p>
              </table:table-cell>
            </table:table-row>
            <table:table-row>
              <table:table-cell office:value-type="string">
                <text:p>Fuel 100</text:p>
                <draw:g>
                  <svg:desc>Sheet1.A10:Sheet1.A10</svg:desc>
                </draw:g>
              </table:table-cell>
              <table:table-cell office:value-type="float" office:value="61.8354543536">
                <text:p>61.8354543536</text:p>
                <draw:g>
                  <svg:desc>Sheet1.B10:Sheet1.DE10</svg:desc>
                </draw:g>
              </table:table-cell>
              <table:table-cell office:value-type="float" office:value="50.1367326351">
                <text:p>50.1367326351</text:p>
              </table:table-cell>
              <table:table-cell office:value-type="float" office:value="132.94722887">
                <text:p>132.94722887</text:p>
              </table:table-cell>
              <table:table-cell office:value-type="float" office:value="77.6682269833">
                <text:p>77.6682269833</text:p>
              </table:table-cell>
              <table:table-cell office:value-type="float" office:value="195.530003691">
                <text:p>195.530003691</text:p>
              </table:table-cell>
              <table:table-cell office:value-type="float" office:value="106.8481315">
                <text:p>106.8481315</text:p>
              </table:table-cell>
              <table:table-cell office:value-type="float" office:value="127.613528615">
                <text:p>127.613528615</text:p>
              </table:table-cell>
              <table:table-cell office:value-type="float" office:value="120.014389476">
                <text:p>120.014389476</text:p>
              </table:table-cell>
              <table:table-cell office:value-type="float" office:value="156.412118173">
                <text:p>156.412118173</text:p>
              </table:table-cell>
              <table:table-cell office:value-type="float" office:value="66.3918931874">
                <text:p>66.3918931874</text:p>
              </table:table-cell>
              <table:table-cell office:value-type="float" office:value="105.898534239">
                <text:p>105.898534239</text:p>
              </table:table-cell>
              <table:table-cell office:value-type="float" office:value="76.5728705976">
                <text:p>76.5728705976</text:p>
              </table:table-cell>
              <table:table-cell office:value-type="float" office:value="128.620813081">
                <text:p>128.620813081</text:p>
              </table:table-cell>
              <table:table-cell office:value-type="float" office:value="120.85055236">
                <text:p>120.85055236</text:p>
              </table:table-cell>
              <table:table-cell office:value-type="float" office:value="66.1214748886">
                <text:p>66.1214748886</text:p>
              </table:table-cell>
              <table:table-cell office:value-type="float" office:value="119.884902507">
                <text:p>119.884902507</text:p>
              </table:table-cell>
              <table:table-cell office:value-type="float" office:value="102.969103983">
                <text:p>102.969103983</text:p>
              </table:table-cell>
              <table:table-cell office:value-type="float" office:value="197.6698817">
                <text:p>197.6698817</text:p>
              </table:table-cell>
              <table:table-cell office:value-type="float" office:value="133.599147124">
                <text:p>133.599147124</text:p>
              </table:table-cell>
              <table:table-cell office:value-type="float" office:value="59.3653114372">
                <text:p>59.3653114372</text:p>
              </table:table-cell>
              <table:table-cell office:value-type="float" office:value="207.718952717">
                <text:p>207.718952717</text:p>
              </table:table-cell>
              <table:table-cell office:value-type="float" office:value="147.556975559">
                <text:p>147.556975559</text:p>
              </table:table-cell>
              <table:table-cell office:value-type="float" office:value="173.110305803">
                <text:p>173.110305803</text:p>
              </table:table-cell>
              <table:table-cell office:value-type="float" office:value="199.849705635">
                <text:p>199.849705635</text:p>
              </table:table-cell>
              <table:table-cell office:value-type="float" office:value="68.6017321742">
                <text:p>68.6017321742</text:p>
              </table:table-cell>
              <table:table-cell office:value-type="float" office:value="123.233635643">
                <text:p>123.233635643</text:p>
              </table:table-cell>
              <table:table-cell office:value-type="float" office:value="106.785530878">
                <text:p>106.785530878</text:p>
              </table:table-cell>
              <table:table-cell office:value-type="float" office:value="180.325881271">
                <text:p>180.325881271</text:p>
              </table:table-cell>
              <table:table-cell office:value-type="float" office:value="174.333285988">
                <text:p>174.333285988</text:p>
              </table:table-cell>
              <table:table-cell office:value-type="float" office:value="178.816348812">
                <text:p>178.816348812</text:p>
              </table:table-cell>
              <table:table-cell office:value-type="float" office:value="192.68633965">
                <text:p>192.68633965</text:p>
              </table:table-cell>
              <table:table-cell office:value-type="float" office:value="89.9529826929">
                <text:p>89.9529826929</text:p>
              </table:table-cell>
              <table:table-cell office:value-type="float" office:value="141.132024592">
                <text:p>141.132024592</text:p>
              </table:table-cell>
              <table:table-cell office:value-type="float" office:value="142.373324814">
                <text:p>142.373324814</text:p>
              </table:table-cell>
              <table:table-cell office:value-type="float" office:value="58.4917007868">
                <text:p>58.4917007868</text:p>
              </table:table-cell>
              <table:table-cell office:value-type="float" office:value="235.528008315">
                <text:p>235.528008315</text:p>
              </table:table-cell>
              <table:table-cell office:value-type="float" office:value="66.4556843832">
                <text:p>66.4556843832</text:p>
              </table:table-cell>
              <table:table-cell office:value-type="float" office:value="135.261098998">
                <text:p>135.261098998</text:p>
              </table:table-cell>
              <table:table-cell office:value-type="float" office:value="86.2425412886">
                <text:p>86.2425412886</text:p>
              </table:table-cell>
              <table:table-cell office:value-type="float" office:value="90.3510620595">
                <text:p>90.3510620595</text:p>
              </table:table-cell>
              <table:table-cell office:value-type="float" office:value="83.1159916737">
                <text:p>83.1159916737</text:p>
              </table:table-cell>
              <table:table-cell office:value-type="float" office:value="138.965493853">
                <text:p>138.965493853</text:p>
              </table:table-cell>
              <table:table-cell office:value-type="float" office:value="176.805397839">
                <text:p>176.805397839</text:p>
              </table:table-cell>
              <table:table-cell office:value-type="float" office:value="128.259161558">
                <text:p>128.259161558</text:p>
              </table:table-cell>
              <table:table-cell office:value-type="float" office:value="156.808376865">
                <text:p>156.808376865</text:p>
              </table:table-cell>
              <table:table-cell office:value-type="float" office:value="69.3433929391">
                <text:p>69.3433929391</text:p>
              </table:table-cell>
              <table:table-cell office:value-type="float" office:value="188.32514925">
                <text:p>188.32514925</text:p>
              </table:table-cell>
              <table:table-cell office:value-type="float" office:value="174.45873208">
                <text:p>174.45873208</text:p>
              </table:table-cell>
              <table:table-cell office:value-type="float" office:value="160.05561548">
                <text:p>160.05561548</text:p>
              </table:table-cell>
              <table:table-cell office:value-type="float" office:value="105.603839396">
                <text:p>105.603839396</text:p>
              </table:table-cell>
              <table:table-cell office:value-type="float" office:value="197.601056612">
                <text:p>197.601056612</text:p>
              </table:table-cell>
              <table:table-cell office:value-type="float" office:value="175.305892679">
                <text:p>175.305892679</text:p>
              </table:table-cell>
              <table:table-cell office:value-type="float" office:value="104.380121922">
                <text:p>104.380121922</text:p>
              </table:table-cell>
              <table:table-cell office:value-type="float" office:value="51.5975480383">
                <text:p>51.5975480383</text:p>
              </table:table-cell>
              <table:table-cell office:value-type="float" office:value="81.2331287232">
                <text:p>81.2331287232</text:p>
              </table:table-cell>
              <table:table-cell office:value-type="float" office:value="122.491194338">
                <text:p>122.491194338</text:p>
              </table:table-cell>
              <table:table-cell office:value-type="float" office:value="230.861283709">
                <text:p>230.861283709</text:p>
              </table:table-cell>
              <table:table-cell office:value-type="float" office:value="84.4973063877">
                <text:p>84.4973063877</text:p>
              </table:table-cell>
              <table:table-cell office:value-type="float" office:value="216.620067882">
                <text:p>216.620067882</text:p>
              </table:table-cell>
              <table:table-cell office:value-type="float" office:value="130.227351592">
                <text:p>130.227351592</text:p>
              </table:table-cell>
              <table:table-cell office:value-type="float" office:value="111.289783481">
                <text:p>111.289783481</text:p>
              </table:table-cell>
              <table:table-cell office:value-type="float" office:value="181.446263143">
                <text:p>181.446263143</text:p>
              </table:table-cell>
              <table:table-cell office:value-type="float" office:value="157.735100739">
                <text:p>157.735100739</text:p>
              </table:table-cell>
              <table:table-cell office:value-type="float" office:value="58.8543092294">
                <text:p>58.8543092294</text:p>
              </table:table-cell>
              <table:table-cell office:value-type="float" office:value="179.506838503">
                <text:p>179.506838503</text:p>
              </table:table-cell>
              <table:table-cell office:value-type="float" office:value="65.9205388756">
                <text:p>65.9205388756</text:p>
              </table:table-cell>
              <table:table-cell office:value-type="float" office:value="131.207917871">
                <text:p>131.207917871</text:p>
              </table:table-cell>
              <table:table-cell office:value-type="float" office:value="160.585242356">
                <text:p>160.585242356</text:p>
              </table:table-cell>
              <table:table-cell office:value-type="float" office:value="117.717430672">
                <text:p>117.717430672</text:p>
              </table:table-cell>
              <table:table-cell office:value-type="float" office:value="124.037947299">
                <text:p>124.037947299</text:p>
              </table:table-cell>
              <table:table-cell office:value-type="float" office:value="191.444257716">
                <text:p>191.444257716</text:p>
              </table:table-cell>
              <table:table-cell office:value-type="float" office:value="187.899880428">
                <text:p>187.899880428</text:p>
              </table:table-cell>
              <table:table-cell office:value-type="float" office:value="155.187300401">
                <text:p>155.187300401</text:p>
              </table:table-cell>
              <table:table-cell office:value-type="float" office:value="81.8077674295">
                <text:p>81.8077674295</text:p>
              </table:table-cell>
              <table:table-cell office:value-type="float" office:value="122.784004217">
                <text:p>122.784004217</text:p>
              </table:table-cell>
              <table:table-cell office:value-type="float" office:value="127.895650331">
                <text:p>127.895650331</text:p>
              </table:table-cell>
              <table:table-cell office:value-type="float" office:value="227.070886695">
                <text:p>227.070886695</text:p>
              </table:table-cell>
              <table:table-cell office:value-type="float" office:value="171.27147921">
                <text:p>171.27147921</text:p>
              </table:table-cell>
              <table:table-cell office:value-type="float" office:value="208.826792572">
                <text:p>208.826792572</text:p>
              </table:table-cell>
              <table:table-cell office:value-type="float" office:value="58.9540539947">
                <text:p>58.9540539947</text:p>
              </table:table-cell>
              <table:table-cell office:value-type="float" office:value="174.921677589">
                <text:p>174.921677589</text:p>
              </table:table-cell>
              <table:table-cell office:value-type="float" office:value="94.798422719">
                <text:p>94.798422719</text:p>
              </table:table-cell>
              <table:table-cell office:value-type="float" office:value="178.379116968">
                <text:p>178.379116968</text:p>
              </table:table-cell>
              <table:table-cell office:value-type="float" office:value="100.755322309">
                <text:p>100.755322309</text:p>
              </table:table-cell>
              <table:table-cell office:value-type="float" office:value="235.456435333">
                <text:p>235.456435333</text:p>
              </table:table-cell>
              <table:table-cell office:value-type="float" office:value="167.956849573">
                <text:p>167.956849573</text:p>
              </table:table-cell>
              <table:table-cell office:value-type="float" office:value="154.255665683">
                <text:p>154.255665683</text:p>
              </table:table-cell>
              <table:table-cell office:value-type="float" office:value="132.458254884">
                <text:p>132.458254884</text:p>
              </table:table-cell>
              <table:table-cell office:value-type="float" office:value="126.714134745">
                <text:p>126.714134745</text:p>
              </table:table-cell>
              <table:table-cell office:value-type="float" office:value="70.0636042599">
                <text:p>70.0636042599</text:p>
              </table:table-cell>
              <table:table-cell office:value-type="float" office:value="68.2348226791">
                <text:p>68.2348226791</text:p>
              </table:table-cell>
              <table:table-cell office:value-type="float" office:value="200.902068602">
                <text:p>200.902068602</text:p>
              </table:table-cell>
              <table:table-cell office:value-type="float" office:value="183.78639942">
                <text:p>183.78639942</text:p>
              </table:table-cell>
              <table:table-cell office:value-type="float" office:value="108.811810063">
                <text:p>108.811810063</text:p>
              </table:table-cell>
              <table:table-cell office:value-type="float" office:value="157.572409173">
                <text:p>157.572409173</text:p>
              </table:table-cell>
              <table:table-cell office:value-type="float" office:value="226.75489758">
                <text:p>226.75489758</text:p>
              </table:table-cell>
              <table:table-cell office:value-type="float" office:value="182.540802052">
                <text:p>182.540802052</text:p>
              </table:table-cell>
              <table:table-cell office:value-type="float" office:value="183.962002887">
                <text:p>183.962002887</text:p>
              </table:table-cell>
              <table:table-cell office:value-type="float" office:value="88.3807568545">
                <text:p>88.3807568545</text:p>
              </table:table-cell>
              <table:table-cell office:value-type="float" office:value="185.005577371">
                <text:p>185.005577371</text:p>
              </table:table-cell>
              <table:table-cell office:value-type="float" office:value="115.407729225">
                <text:p>115.407729225</text:p>
              </table:table-cell>
              <table:table-cell office:value-type="float" office:value="180.661367695">
                <text:p>180.661367695</text:p>
              </table:table-cell>
              <table:table-cell office:value-type="float" office:value="86.3437058926">
                <text:p>86.3437058926</text:p>
              </table:table-cell>
              <table:table-cell office:value-type="float" office:value="95.2385593327">
                <text:p>95.2385593327</text:p>
              </table:table-cell>
              <table:table-cell office:value-type="float" office:value="109.629211921">
                <text:p>109.629211921</text:p>
              </table:table-cell>
              <table:table-cell office:value-type="float" office:value="211.382704272">
                <text:p>211.382704272</text:p>
              </table:table-cell>
              <table:table-cell office:value-type="float" office:value="105.183959426">
                <text:p>105.183959426</text:p>
              </table:table-cell>
              <table:table-cell office:value-type="float" office:value="106.414870215">
                <text:p>106.414870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0084d1"/>
    </style:style>
    <style:style style:name="ch9" style:family="chart" style:data-style-name="N0">
      <style:chart-properties chart:mean-valu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31400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29.897cm" svg:y="3.454cm" style:legend-expansion="high" chart:style-name="ch2"/>
        <chart:plot-area chart:style-name="ch3" table:cell-range-address="Sheet1.B2:Sheet1.DE3 Sheet1.A2:Sheet1.A3 Sheet1.A9:Sheet1.DE9" chart:data-source-has-labels="both" svg:x="1.145cm" svg:y="0.855cm" svg:width="27.362cm" svg:height="7.545cm">
          <chartooo:coordinate-region svg:x="1.952cm" svg:y="1.055cm" svg:width="26.555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E3" chart:label-cell-address="Sheet1.A3:Sheet1.A3" chart:class="chart:bar">
            <chart:mean-value chart:style-name="ch8"/>
            <chart:data-point chart:repeated="108"/>
          </chart:series>
          <chart:series chart:style-name="ch9" chart:values-cell-range-address="Sheet1.B9:Sheet1.DE9" chart:label-cell-address="Sheet1.A9:Sheet1.A9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Travel time 100</text:p>
                <draw:g>
                  <svg:desc>Sheet1.A3:Sheet1.A3</svg:desc>
                </draw:g>
              </table:table-cell>
              <table:table-cell office:value-type="float" office:value="21">
                <text:p>21</text:p>
                <draw:g>
                  <svg:desc>Sheet1.B3:Sheet1.DE3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161">
                <text:p>161</text:p>
              </table:table-cell>
              <table:table-cell office:value-type="float" office:value="142">
                <text:p>142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345">
                <text:p>34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295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  <table:table-cell office:value-type="float" office:value="262">
                <text:p>262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116">
                <text:p>116</text:p>
              </table:table-cell>
              <table:table-cell office:value-type="float" office:value="263">
                <text:p>263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207">
                <text:p>207</text:p>
              </table:table-cell>
              <table:table-cell office:value-type="float" office:value="46">
                <text:p>46</text:p>
              </table:table-cell>
              <table:table-cell office:value-type="float" office:value="126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51">
                <text:p>151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69">
                <text:p>269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227">
                <text:p>227</text:p>
              </table:table-cell>
              <table:table-cell office:value-type="float" office:value="118">
                <text:p>118</text:p>
              </table:table-cell>
              <table:table-cell office:value-type="float" office:value="338">
                <text:p>338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494">
                <text:p>494</text:p>
              </table:table-cell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93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Travel time 100</text:p>
                <draw:g>
                  <svg:desc>Sheet1.A9:Sheet1.A9</svg:desc>
                </draw:g>
              </table:table-cell>
              <table:table-cell office:value-type="float" office:value="22">
                <text:p>22</text:p>
                <draw:g>
                  <svg:desc>Sheet1.B9:Sheet1.DE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205">
                <text:p>205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142">
                <text:p>142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86">
                <text:p>286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5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44">
                <text:p>44</text:p>
              </table:table-cell>
              <table:table-cell office:value-type="float" office:value="247">
                <text:p>247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191">
                <text:p>191</text:p>
              </table:table-cell>
              <table:table-cell office:value-type="float" office:value="45">
                <text:p>4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2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158">
                <text:p>158</text:p>
              </table:table-cell>
              <table:table-cell office:value-type="float" office:value="102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171">
                <text:p>171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31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111">
                <text:p>111</text:p>
              </table:table-cell>
              <table:table-cell office:value-type="float" office:value="157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47">
                <text:p>247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94">
                <text:p>94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176">
                <text:p>176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